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1.249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1.1457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9591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15">
            <text:p>1.5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2">
            <text:p>2.0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038">
            <text:p>3.8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398">
            <text:p>1398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591">
            <text:p>159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310">
            <text:p>231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12">
            <text:p>2020-10-12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8 - 1.14)">
            <text:p>(0.88 - 1.14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1">
            <text:p>1.1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42">
            <text:p>142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20.5">
            <text:p>20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0.144366197183099">
            <text:p>0.1443661972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1.5461312239635">
            <text:p>1.546131224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5.14009883159348">
            <text:p>5.140098831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6">
            <text:p>166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41265060240964">
            <text:p>0.094126506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680797739149">
            <text:p>1.3468079774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0537385562413">
            <text:p>7.705373855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8">
            <text:p>188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3.5">
            <text:p>13.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18085106382979">
            <text:p>0.0718085106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6143645314622">
            <text:p>1.2614364531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9.9952845395727">
            <text:p>9.995284539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52">
            <text:p>252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5.5">
            <text:p>15.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615079365079365">
            <text:p>0.061507936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2269290123457">
            <text:p>1.2226929012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1.6123575184631">
            <text:p>11.612357518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16">
            <text:p>216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3.25">
            <text:p>3.2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50462962962963">
            <text:p>0.0150462963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5310576346022">
            <text:p>1.0531057635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5">
            <text:p>155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6.25">
            <text:p>16.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838709677419">
            <text:p>0.104838709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847814776275">
            <text:p>1.3884781478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5237340549583">
            <text:p>6.952373405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188">
            <text:p>188</text:p>
          </table:table-cell>
          <table:table-cell office:value-type="float" office:value="5">
            <text:p>5</text:p>
          </table:table-cell>
          <table:table-cell office:value-type="float" office:value="1.625">
            <text:p>1.625</text:p>
          </table:table-cell>
          <table:table-cell office:value-type="float" office:value="13.5">
            <text:p>13.5</text:p>
          </table:table-cell>
          <table:table-cell office:value-type="float" office:value="0.25">
            <text:p>0.25</text:p>
          </table:table-cell>
          <table:table-cell office:value-type="float" office:value="0.0184659090909091">
            <text:p>0.0184659091</text:p>
          </table:table-cell>
          <table:table-cell office:value-type="float" office:value="0.0718085106382979">
            <text:p>0.0718085106</text:p>
          </table:table-cell>
          <table:table-cell office:value-type="float" office:value="1.9975">
            <text:p>1.9975</text:p>
          </table:table-cell>
          <table:table-cell office:value-type="float" office:value="1.06529902182335">
            <text:p>1.0652990218</text:p>
          </table:table-cell>
          <table:table-cell office:value-type="float" office:value="1.26143645314622">
            <text:p>1.2614364531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9.9952845395727">
            <text:p>9.995284539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244">
            <text:p>244</text:p>
          </table:table-cell>
          <table:table-cell office:value-type="float" office:value="9.625">
            <text:p>9.625</text:p>
          </table:table-cell>
          <table:table-cell office:value-type="float" office:value="2.875">
            <text:p>2.875</text:p>
          </table:table-cell>
          <table:table-cell office:value-type="float" office:value="15.25">
            <text:p>15.25</text:p>
          </table:table-cell>
          <table:table-cell office:value-type="float" office:value="0.320833333333333">
            <text:p>0.3208333333</text:p>
          </table:table-cell>
          <table:table-cell office:value-type="float" office:value="0.0273809523809524">
            <text:p>0.0273809524</text:p>
          </table:table-cell>
          <table:table-cell office:value-type="float" office:value="0.0625">
            <text:p>0.0625</text:p>
          </table:table-cell>
          <table:table-cell office:value-type="float" office:value="2.32466736111111">
            <text:p>2.3246673611</text:p>
          </table:table-cell>
          <table:table-cell office:value-type="float" office:value="1.09730277777778">
            <text:p>1.0973027778</text:p>
          </table:table-cell>
          <table:table-cell office:value-type="float" office:value="1.22640625">
            <text:p>1.22640625</text:p>
          </table:table-cell>
          <table:table-cell office:value-type="float" office:value="2.49097994657408">
            <text:p>2.4909799466</text:p>
          </table:table-cell>
          <table:table-cell office:value-type="float" office:value="25.6599537961926">
            <text:p>25.6599537962</text:p>
          </table:table-cell>
          <table:table-cell office:value-type="float" office:value="11.4334268782529">
            <text:p>11.433426878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8">
            <text:p>98</text:p>
          </table:table-cell>
          <table:table-cell office:value-type="float" office:value="216">
            <text:p>216</text:p>
          </table:table-cell>
          <table:table-cell office:value-type="float" office:value="8.75">
            <text:p>8.75</text:p>
          </table:table-cell>
          <table:table-cell office:value-type="float" office:value="11.375">
            <text:p>11.375</text:p>
          </table:table-cell>
          <table:table-cell office:value-type="float" office:value="3.25">
            <text:p>3.25</text:p>
          </table:table-cell>
          <table:table-cell office:value-type="float" office:value="0.150862068965517">
            <text:p>0.150862069</text:p>
          </table:table-cell>
          <table:table-cell office:value-type="float" office:value="0.116071428571429">
            <text:p>0.1160714286</text:p>
          </table:table-cell>
          <table:table-cell office:value-type="float" office:value="0.0150462962962963">
            <text:p>0.0150462963</text:p>
          </table:table-cell>
          <table:table-cell office:value-type="float" office:value="1.57262559453032">
            <text:p>1.5726255945</text:p>
          </table:table-cell>
          <table:table-cell office:value-type="float" office:value="1.43265625">
            <text:p>1.43265625</text:p>
          </table:table-cell>
          <table:table-cell office:value-type="float" office:value="1.05310576346022">
            <text:p>1.0531057635</text:p>
          </table:table-cell>
          <table:table-cell office:value-type="float" office:value="4.93303560640243">
            <text:p>4.9330356064</text:p>
          </table:table-cell>
          <table:table-cell office:value-type="float" office:value="6.31196126501176">
            <text:p>6.311961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94">
            <text:p>19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2.5">
            <text:p>32.5</text:p>
          </table:table-cell>
          <table:table-cell office:value-type="float" office:value="0.114285714285714">
            <text:p>0.1142857143</text:p>
          </table:table-cell>
          <table:table-cell office:value-type="float" office:value="0">
            <text:p>0</text:p>
          </table:table-cell>
          <table:table-cell office:value-type="float" office:value="0.167525773195876">
            <text:p>0.1675257732</text:p>
          </table:table-cell>
          <table:table-cell office:value-type="float" office:value="1.4256">
            <text:p>1.4256</text:p>
          </table:table-cell>
          <table:table-cell office:value-type="float" office:value="1">
            <text:p>1</text:p>
          </table:table-cell>
          <table:table-cell office:value-type="float" office:value="1.64134738016792">
            <text:p>1.6413473802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47518603160597">
            <text:p>4.475186031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2">
            <text:p>112</text:p>
          </table:table-cell>
          <table:table-cell office:value-type="float" office:value="221">
            <text:p>221</text:p>
          </table:table-cell>
          <table:table-cell office:value-type="float" office:value="1.25">
            <text:p>1.25</text:p>
          </table:table-cell>
          <table:table-cell office:value-type="float" office:value="3">
            <text:p>3</text:p>
          </table:table-cell>
          <table:table-cell office:value-type="float" office:value="56.125">
            <text:p>56.125</text:p>
          </table:table-cell>
          <table:table-cell office:value-type="float" office:value="0.0178571428571429">
            <text:p>0.0178571429</text:p>
          </table:table-cell>
          <table:table-cell office:value-type="float" office:value="0.0267857142857143">
            <text:p>0.0267857143</text:p>
          </table:table-cell>
          <table:table-cell office:value-type="float" office:value="0.2539592760181">
            <text:p>0.253959276</text:p>
          </table:table-cell>
          <table:table-cell office:value-type="float" office:value="1.063125">
            <text:p>1.063125</text:p>
          </table:table-cell>
          <table:table-cell office:value-type="float" office:value="1.09515625">
            <text:p>1.09515625</text:p>
          </table:table-cell>
          <table:table-cell office:value-type="float" office:value="2.0152682812596">
            <text:p>2.0152682813</text:p>
          </table:table-cell>
          <table:table-cell office:value-type="float" office:value="0">
            <text:p>0</text:p>
          </table:table-cell>
          <table:table-cell office:value-type="float" office:value="26.2225415041641">
            <text:p>26.2225415042</text:p>
          </table:table-cell>
          <table:table-cell office:value-type="float" office:value="3.06287629764674">
            <text:p>3.062876297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4">
            <text:p>134</text:p>
          </table:table-cell>
          <table:table-cell office:value-type="float" office:value="304">
            <text:p>304</text:p>
          </table:table-cell>
          <table:table-cell office:value-type="float" office:value="2.5">
            <text:p>2.5</text:p>
          </table:table-cell>
          <table:table-cell office:value-type="float" office:value="3.75">
            <text:p>3.75</text:p>
          </table:table-cell>
          <table:table-cell office:value-type="float" office:value="75.125">
            <text:p>75.125</text:p>
          </table:table-cell>
          <table:table-cell office:value-type="float" office:value="0.03125">
            <text:p>0.03125</text:p>
          </table:table-cell>
          <table:table-cell office:value-type="float" office:value="0.0279850746268657">
            <text:p>0.0279850746</text:p>
          </table:table-cell>
          <table:table-cell office:value-type="float" office:value="0.247121710526316">
            <text:p>0.2471217105</text:p>
          </table:table-cell>
          <table:table-cell office:value-type="float" office:value="1.1112890625">
            <text:p>1.1112890625</text:p>
          </table:table-cell>
          <table:table-cell office:value-type="float" office:value="1.0994827634217">
            <text:p>1.0994827634</text:p>
          </table:table-cell>
          <table:table-cell office:value-type="float" office:value="1.98462150087647">
            <text:p>1.9846215009</text:p>
          </table:table-cell>
          <table:table-cell office:value-type="float" office:value="22.5255059555446">
            <text:p>22.5255059555</text:p>
          </table:table-cell>
          <table:table-cell office:value-type="float" office:value="25.1134385865802">
            <text:p>25.1134385866</text:p>
          </table:table-cell>
          <table:table-cell office:value-type="float" office:value="3.1387095973042">
            <text:p>3.138709597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78">
            <text:p>378</text:p>
          </table:table-cell>
          <table:table-cell office:value-type="float" office:value="8">
            <text:p>8</text:p>
          </table:table-cell>
          <table:table-cell office:value-type="float" office:value="1.625">
            <text:p>1.625</text:p>
          </table:table-cell>
          <table:table-cell office:value-type="float" office:value="50.5">
            <text:p>50.5</text:p>
          </table:table-cell>
          <table:table-cell office:value-type="float" office:value="0.114285714285714">
            <text:p>0.1142857143</text:p>
          </table:table-cell>
          <table:table-cell office:value-type="float" office:value="0.013">
            <text:p>0.013</text:p>
          </table:table-cell>
          <table:table-cell office:value-type="float" office:value="0.133597883597884">
            <text:p>0.1335978836</text:p>
          </table:table-cell>
          <table:table-cell office:value-type="float" office:value="1.4256">
            <text:p>1.4256</text:p>
          </table:table-cell>
          <table:table-cell office:value-type="float" office:value="1.04583124">
            <text:p>1.04583124</text:p>
          </table:table-cell>
          <table:table-cell office:value-type="float" office:value="1.50257544581619">
            <text:p>1.5025754458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5.52764188862581">
            <text:p>5.527641888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415">
            <text:p>415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7.625">
            <text:p>47.625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14759036144578">
            <text:p>0.1147590361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2746911380462">
            <text:p>1.4274691138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6.38032230746426">
            <text:p>6.380322307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604">
            <text:p>604</text:p>
          </table:table-cell>
          <table:table-cell office:value-type="float" office:value="1.25">
            <text:p>1.25</text:p>
          </table:table-cell>
          <table:table-cell office:value-type="float" office:value="19.625">
            <text:p>19.625</text:p>
          </table:table-cell>
          <table:table-cell office:value-type="float" office:value="52.625">
            <text:p>52.625</text:p>
          </table:table-cell>
          <table:table-cell office:value-type="float" office:value="0.0178571428571429">
            <text:p>0.0178571429</text:p>
          </table:table-cell>
          <table:table-cell office:value-type="float" office:value="0.157">
            <text:p>0.157</text:p>
          </table:table-cell>
          <table:table-cell office:value-type="float" office:value="0.0871274834437086">
            <text:p>0.0871274834</text:p>
          </table:table-cell>
          <table:table-cell office:value-type="float" office:value="1.063125">
            <text:p>1.063125</text:p>
          </table:table-cell>
          <table:table-cell office:value-type="float" office:value="1.59781204">
            <text:p>1.59781204</text:p>
          </table:table-cell>
          <table:table-cell office:value-type="float" office:value="1.3198249408606">
            <text:p>1.3198249409</text:p>
          </table:table-cell>
          <table:table-cell office:value-type="float" office:value="0">
            <text:p>0</text:p>
          </table:table-cell>
          <table:table-cell office:value-type="float" office:value="4.75310327205795">
            <text:p>4.7531032721</text:p>
          </table:table-cell>
          <table:table-cell office:value-type="float" office:value="8.29730024447638">
            <text:p>8.297300244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5">
            <text:p>165</text:p>
          </table:table-cell>
          <table:table-cell office:value-type="float" office:value="788">
            <text:p>788</text:p>
          </table:table-cell>
          <table:table-cell office:value-type="float" office:value="2.5">
            <text:p>2.5</text:p>
          </table:table-cell>
          <table:table-cell office:value-type="float" office:value="37.5">
            <text:p>37.5</text:p>
          </table:table-cell>
          <table:table-cell office:value-type="float" office:value="31.75">
            <text:p>31.75</text:p>
          </table:table-cell>
          <table:table-cell office:value-type="float" office:value="0.03125">
            <text:p>0.03125</text:p>
          </table:table-cell>
          <table:table-cell office:value-type="float" office:value="0.227272727272727">
            <text:p>0.2272727273</text:p>
          </table:table-cell>
          <table:table-cell office:value-type="float" office:value="0.0402918781725888">
            <text:p>0.0402918782</text:p>
          </table:table-cell>
          <table:table-cell office:value-type="float" office:value="1.1112890625">
            <text:p>1.1112890625</text:p>
          </table:table-cell>
          <table:table-cell office:value-type="float" office:value="1.89669421487603">
            <text:p>1.8966942149</text:p>
          </table:table-cell>
          <table:table-cell office:value-type="float" office:value="1.14420350707954">
            <text:p>1.1442035071</text:p>
          </table:table-cell>
          <table:table-cell office:value-type="float" office:value="22.5255059555446">
            <text:p>22.5255059555</text:p>
          </table:table-cell>
          <table:table-cell office:value-type="float" office:value="3.38460005624298">
            <text:p>3.3846000562</text:p>
          </table:table-cell>
          <table:table-cell office:value-type="float" office:value="17.5474408858044">
            <text:p>17.547440885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2">
            <text:p>202</text:p>
          </table:table-cell>
          <table:table-cell office:value-type="float" office:value="1085">
            <text:p>1085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103.375">
            <text:p>103.375</text:p>
          </table:table-cell>
          <table:table-cell office:value-type="float" office:value="0.112847222222222">
            <text:p>0.1128472222</text:p>
          </table:table-cell>
          <table:table-cell office:value-type="float" office:value="0.206683168316832">
            <text:p>0.2066831683</text:p>
          </table:table-cell>
          <table:table-cell office:value-type="float" office:value="0.0952764976958525">
            <text:p>0.0952764977</text:p>
          </table:table-cell>
          <table:table-cell office:value-type="float" office:value="1.41992488908179">
            <text:p>1.4199248891</text:p>
          </table:table-cell>
          <table:table-cell office:value-type="float" office:value="1.80711823595726">
            <text:p>1.807118236</text:p>
          </table:table-cell>
          <table:table-cell office:value-type="float" office:value="1.35125985952133">
            <text:p>1.3512598595</text:p>
          </table:table-cell>
          <table:table-cell office:value-type="float" office:value="6.48274912163615">
            <text:p>6.4827491216</text:p>
          </table:table-cell>
          <table:table-cell office:value-type="float" office:value="3.68939805066678">
            <text:p>3.6893980507</text:p>
          </table:table-cell>
          <table:table-cell office:value-type="float" office:value="7.61642943753619">
            <text:p>7.616429437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5">
            <text:p>235</text:p>
          </table:table-cell>
          <table:table-cell office:value-type="float" office:value="1162">
            <text:p>1162</text:p>
          </table:table-cell>
          <table:table-cell office:value-type="float" office:value="13.5">
            <text:p>13.5</text:p>
          </table:table-cell>
          <table:table-cell office:value-type="float" office:value="41.25">
            <text:p>41.25</text:p>
          </table:table-cell>
          <table:table-cell office:value-type="float" office:value="103.25">
            <text:p>103.25</text:p>
          </table:table-cell>
          <table:table-cell office:value-type="float" office:value="0.164634146341463">
            <text:p>0.1646341463</text:p>
          </table:table-cell>
          <table:table-cell office:value-type="float" office:value="0.175531914893617">
            <text:p>0.1755319149</text:p>
          </table:table-cell>
          <table:table-cell office:value-type="float" office:value="0.088855421686747">
            <text:p>0.0888554217</text:p>
          </table:table-cell>
          <table:table-cell office:value-type="float" office:value="1.62934414039262">
            <text:p>1.6293441404</text:p>
          </table:table-cell>
          <table:table-cell office:value-type="float" office:value="1.67475215029425">
            <text:p>1.6747521503</text:p>
          </table:table-cell>
          <table:table-cell office:value-type="float" office:value="1.32646873639135">
            <text:p>1.3264687364</text:p>
          </table:table-cell>
          <table:table-cell office:value-type="float" office:value="4.54800094187489">
            <text:p>4.5480009419</text:p>
          </table:table-cell>
          <table:table-cell office:value-type="float" office:value="4.28607478659891">
            <text:p>4.2860747866</text:p>
          </table:table-cell>
          <table:table-cell office:value-type="float" office:value="8.14249989714279">
            <text:p>8.142499897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396">
            <text:p>13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119.25">
            <text:p>11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854226361031519">
            <text:p>0.0854226361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3132813988083">
            <text:p>1.3132813988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8.45616612268679">
            <text:p>8.456166122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5">
            <text:p>355</text:p>
          </table:table-cell>
          <table:table-cell office:value-type="float" office:value="1145">
            <text:p>1145</text:p>
          </table:table-cell>
          <table:table-cell office:value-type="float" office:value="31">
            <text:p>31</text:p>
          </table:table-cell>
          <table:table-cell office:value-type="float" office:value="56.25">
            <text:p>56.25</text:p>
          </table:table-cell>
          <table:table-cell office:value-type="float" office:value="120.125">
            <text:p>120.125</text:p>
          </table:table-cell>
          <table:table-cell office:value-type="float" office:value="0.254098360655738">
            <text:p>0.2540983607</text:p>
          </table:table-cell>
          <table:table-cell office:value-type="float" office:value="0.158450704225352">
            <text:p>0.1584507042</text:p>
          </table:table-cell>
          <table:table-cell office:value-type="float" office:value="0.104912663755459">
            <text:p>0.1049126638</text:p>
          </table:table-cell>
          <table:table-cell office:value-type="float" office:value="2.01589357699543">
            <text:p>2.015893577</text:p>
          </table:table-cell>
          <table:table-cell office:value-type="float" office:value="1.60378645110097">
            <text:p>1.6037864511</text:p>
          </table:table-cell>
          <table:table-cell office:value-type="float" office:value="1.38876739049599">
            <text:p>1.3887673905</text:p>
          </table:table-cell>
          <table:table-cell office:value-type="float" office:value="3.06137594859294">
            <text:p>3.0613759486</text:p>
          </table:table-cell>
          <table:table-cell office:value-type="float" office:value="4.7126096479988">
            <text:p>4.712609648</text:p>
          </table:table-cell>
          <table:table-cell office:value-type="float" office:value="6.94770898217486">
            <text:p>6.947708982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410">
            <text:p>410</text:p>
          </table:table-cell>
          <table:table-cell office:value-type="float" office:value="1085">
            <text:p>1085</text:p>
          </table:table-cell>
          <table:table-cell office:value-type="float" office:value="34.75">
            <text:p>34.75</text:p>
          </table:table-cell>
          <table:table-cell office:value-type="float" office:value="100.25">
            <text:p>100.25</text:p>
          </table:table-cell>
          <table:table-cell office:value-type="float" office:value="103.375">
            <text:p>103.375</text:p>
          </table:table-cell>
          <table:table-cell office:value-type="float" office:value="0.224193548387097">
            <text:p>0.2241935484</text:p>
          </table:table-cell>
          <table:table-cell office:value-type="float" office:value="0.244512195121951">
            <text:p>0.2445121951</text:p>
          </table:table-cell>
          <table:table-cell office:value-type="float" office:value="0.0952764976958525">
            <text:p>0.0952764977</text:p>
          </table:table-cell>
          <table:table-cell office:value-type="float" office:value="1.8831924037461">
            <text:p>1.8831924037</text:p>
          </table:table-cell>
          <table:table-cell office:value-type="float" office:value="1.97297366151101">
            <text:p>1.9729736615</text:p>
          </table:table-cell>
          <table:table-cell office:value-type="float" office:value="1.35125985952133">
            <text:p>1.3512598595</text:p>
          </table:table-cell>
          <table:table-cell office:value-type="float" office:value="3.42663289257146">
            <text:p>3.4266328926</text:p>
          </table:table-cell>
          <table:table-cell office:value-type="float" office:value="3.16876492614382">
            <text:p>3.1687649261</text:p>
          </table:table-cell>
          <table:table-cell office:value-type="float" office:value="7.61642943753619">
            <text:p>7.616429437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196">
            <text:p>1196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111.75">
            <text:p>111.75</text:p>
          </table:table-cell>
          <table:table-cell office:value-type="float" office:value="0.196629213483146">
            <text:p>0.1966292135</text:p>
          </table:table-cell>
          <table:table-cell office:value-type="float" office:value="0.202325581395349">
            <text:p>0.2023255814</text:p>
          </table:table-cell>
          <table:table-cell office:value-type="float" office:value="0.0934364548494983">
            <text:p>0.0934364548</text:p>
          </table:table-cell>
          <table:table-cell office:value-type="float" office:value="1.76398182047721">
            <text:p>1.7639818205</text:p>
          </table:table-cell>
          <table:table-cell office:value-type="float" office:value="1.78837339102217">
            <text:p>1.788373391</text:p>
          </table:table-cell>
          <table:table-cell office:value-type="float" office:value="1.34413911931914">
            <text:p>1.3441391193</text:p>
          </table:table-cell>
          <table:table-cell office:value-type="float" office:value="3.86135884870175">
            <text:p>3.8613588487</text:p>
          </table:table-cell>
          <table:table-cell office:value-type="float" office:value="3.76183632562668">
            <text:p>3.7618363256</text:p>
          </table:table-cell>
          <table:table-cell office:value-type="float" office:value="7.75979519941931">
            <text:p>7.759795199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85">
            <text:p>485</text:p>
          </table:table-cell>
          <table:table-cell office:value-type="float" office:value="1437">
            <text:p>1437</text:p>
          </table:table-cell>
          <table:table-cell office:value-type="float" office:value="37.875">
            <text:p>37.875</text:p>
          </table:table-cell>
          <table:table-cell office:value-type="float" office:value="18.75">
            <text:p>18.75</text:p>
          </table:table-cell>
          <table:table-cell office:value-type="float" office:value="54.75">
            <text:p>54.75</text:p>
          </table:table-cell>
          <table:table-cell office:value-type="float" office:value="0.150297619047619">
            <text:p>0.150297619</text:p>
          </table:table-cell>
          <table:table-cell office:value-type="float" office:value="0.038659793814433">
            <text:p>0.0386597938</text:p>
          </table:table-cell>
          <table:table-cell office:value-type="float" office:value="0.0381002087682672">
            <text:p>0.0381002088</text:p>
          </table:table-cell>
          <table:table-cell office:value-type="float" office:value="1.57031684027778">
            <text:p>1.5703168403</text:p>
          </table:table-cell>
          <table:table-cell office:value-type="float" office:value="1.13823865447975">
            <text:p>1.1382386545</text:p>
          </table:table-cell>
          <table:table-cell office:value-type="float" office:value="1.13619591746898">
            <text:p>1.1361959175</text:p>
          </table:table-cell>
          <table:table-cell office:value-type="float" office:value="4.95031906453277">
            <text:p>4.9503190645</text:p>
          </table:table-cell>
          <table:table-cell office:value-type="float" office:value="18.2737897199839">
            <text:p>18.27378972</text:p>
          </table:table-cell>
          <table:table-cell office:value-type="float" office:value="18.537153473477">
            <text:p>18.537153473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32">
            <text:p>532</text:p>
          </table:table-cell>
          <table:table-cell office:value-type="float" office:value="1496">
            <text:p>1496</text:p>
          </table:table-cell>
          <table:table-cell office:value-type="float" office:value="27.5">
            <text:p>27.5</text:p>
          </table:table-cell>
          <table:table-cell office:value-type="float" office:value="166.625">
            <text:p>166.625</text:p>
          </table:table-cell>
          <table:table-cell office:value-type="float" office:value="109.375">
            <text:p>109.375</text:p>
          </table:table-cell>
          <table:table-cell office:value-type="float" office:value="0.0846153846153846">
            <text:p>0.0846153846</text:p>
          </table:table-cell>
          <table:table-cell office:value-type="float" office:value="0.313204887218045">
            <text:p>0.3132048872</text:p>
          </table:table-cell>
          <table:table-cell office:value-type="float" office:value="0.0731116310160428">
            <text:p>0.073111631</text:p>
          </table:table-cell>
          <table:table-cell office:value-type="float" office:value="1.31018698224852">
            <text:p>1.3101869822</text:p>
          </table:table-cell>
          <table:table-cell office:value-type="float" office:value="2.2884878159626">
            <text:p>2.288487816</text:p>
          </table:table-cell>
          <table:table-cell office:value-type="float" office:value="1.26636751731221">
            <text:p>1.2663675173</text:p>
          </table:table-cell>
          <table:table-cell office:value-type="float" office:value="8.53362174733149">
            <text:p>8.5336217473</text:p>
          </table:table-cell>
          <table:table-cell office:value-type="float" office:value="2.54393357924985">
            <text:p>2.5439335792</text:p>
          </table:table-cell>
          <table:table-cell office:value-type="float" office:value="9.82316717260391">
            <text:p>9.823167172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32">
            <text:p>332</text:p>
          </table:table-cell>
          <table:table-cell office:value-type="float" office:value="673">
            <text:p>673</text:p>
          </table:table-cell>
          <table:table-cell office:value-type="float" office:value="1634">
            <text:p>1634</text:p>
          </table:table-cell>
          <table:table-cell office:value-type="float" office:value="79.5">
            <text:p>79.5</text:p>
          </table:table-cell>
          <table:table-cell office:value-type="float" office:value="76.875">
            <text:p>76.875</text:p>
          </table:table-cell>
          <table:table-cell office:value-type="float" office:value="143.375">
            <text:p>143.375</text:p>
          </table:table-cell>
          <table:table-cell office:value-type="float" office:value="0.239457831325301">
            <text:p>0.2394578313</text:p>
          </table:table-cell>
          <table:table-cell office:value-type="float" office:value="0.114227340267459">
            <text:p>0.1142273403</text:p>
          </table:table-cell>
          <table:table-cell office:value-type="float" office:value="0.0877447980416157">
            <text:p>0.087744798</text:p>
          </table:table-cell>
          <table:table-cell office:value-type="float" office:value="1.95048891348527">
            <text:p>1.9504889135</text:p>
          </table:table-cell>
          <table:table-cell office:value-type="float" office:value="1.42536954605468">
            <text:p>1.4253695461</text:p>
          </table:table-cell>
          <table:table-cell office:value-type="float" office:value="1.32219712632905">
            <text:p>1.3221971263</text:p>
          </table:table-cell>
          <table:table-cell office:value-type="float" office:value="3.22883542134361">
            <text:p>3.2288354213</text:p>
          </table:table-cell>
          <table:table-cell office:value-type="float" office:value="6.40846444093107">
            <text:p>6.4084644409</text:p>
          </table:table-cell>
          <table:table-cell office:value-type="float" office:value="8.24129744595018">
            <text:p>8.241297446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725">
            <text:p>725</text:p>
          </table:table-cell>
          <table:table-cell office:value-type="float" office:value="1678">
            <text:p>1678</text:p>
          </table:table-cell>
          <table:table-cell office:value-type="float" office:value="69.25">
            <text:p>69.25</text:p>
          </table:table-cell>
          <table:table-cell office:value-type="float" office:value="123.875">
            <text:p>123.875</text:p>
          </table:table-cell>
          <table:table-cell office:value-type="float" office:value="200">
            <text:p>200</text:p>
          </table:table-cell>
          <table:table-cell office:value-type="float" office:value="0.198994252873563">
            <text:p>0.1989942529</text:p>
          </table:table-cell>
          <table:table-cell office:value-type="float" office:value="0.170862068965517">
            <text:p>0.170862069</text:p>
          </table:table-cell>
          <table:table-cell office:value-type="float" office:value="0.119189511323004">
            <text:p>0.1191895113</text:p>
          </table:table-cell>
          <table:table-cell office:value-type="float" office:value="1.77409336190382">
            <text:p>1.7740933619</text:p>
          </table:table-cell>
          <table:table-cell office:value-type="float" office:value="1.65523718073722">
            <text:p>1.6552371807</text:p>
          </table:table-cell>
          <table:table-cell office:value-type="float" office:value="1.44500732326497">
            <text:p>1.4450073233</text:p>
          </table:table-cell>
          <table:table-cell office:value-type="float" office:value="3.81934872380396">
            <text:p>3.8193487238</text:p>
          </table:table-cell>
          <table:table-cell office:value-type="float" office:value="4.39423045819755">
            <text:p>4.3942304582</text:p>
          </table:table-cell>
          <table:table-cell office:value-type="float" office:value="6.1555755025934">
            <text:p>6.155575502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21">
            <text:p>821</text:p>
          </table:table-cell>
          <table:table-cell office:value-type="float" office:value="2246">
            <text:p>2246</text:p>
          </table:table-cell>
          <table:table-cell office:value-type="float" office:value="13.75">
            <text:p>13.75</text:p>
          </table:table-cell>
          <table:table-cell office:value-type="float" office:value="202.25">
            <text:p>202.25</text:p>
          </table:table-cell>
          <table:table-cell office:value-type="float" office:value="178.25">
            <text:p>178.25</text:p>
          </table:table-cell>
          <table:table-cell office:value-type="float" office:value="0.0376712328767123">
            <text:p>0.0376712329</text:p>
          </table:table-cell>
          <table:table-cell office:value-type="float" office:value="0.246345919610231">
            <text:p>0.2463459196</text:p>
          </table:table-cell>
          <table:table-cell office:value-type="float" office:value="0.0793633125556545">
            <text:p>0.0793633126</text:p>
          </table:table-cell>
          <table:table-cell office:value-type="float" office:value="1.13463079376994">
            <text:p>1.1346307938</text:p>
          </table:table-cell>
          <table:table-cell office:value-type="float" office:value="1.98115589036869">
            <text:p>1.9811558904</text:p>
          </table:table-cell>
          <table:table-cell office:value-type="float" office:value="1.29011672328921">
            <text:p>1.2901167233</text:p>
          </table:table-cell>
          <table:table-cell office:value-type="float" office:value="18.7443446228369">
            <text:p>18.7443446228</text:p>
          </table:table-cell>
          <table:table-cell office:value-type="float" office:value="3.14757856797878">
            <text:p>3.147578568</text:p>
          </table:table-cell>
          <table:table-cell office:value-type="float" office:value="9.0760115435995">
            <text:p>9.076011543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840">
            <text:p>840</text:p>
          </table:table-cell>
          <table:table-cell office:value-type="float" office:value="2494">
            <text:p>2494</text:p>
          </table:table-cell>
          <table:table-cell office:value-type="float" office:value="55.875">
            <text:p>55.875</text:p>
          </table:table-cell>
          <table:table-cell office:value-type="float" office:value="224.625">
            <text:p>224.625</text:p>
          </table:table-cell>
          <table:table-cell office:value-type="float" office:value="208.25">
            <text:p>208.25</text:p>
          </table:table-cell>
          <table:table-cell office:value-type="float" office:value="0.163377192982456">
            <text:p>0.163377193</text:p>
          </table:table-cell>
          <table:table-cell office:value-type="float" office:value="0.267410714285714">
            <text:p>0.2674107143</text:p>
          </table:table-cell>
          <table:table-cell office:value-type="float" office:value="0.0835004009623095">
            <text:p>0.083500401</text:p>
          </table:table-cell>
          <table:table-cell office:value-type="float" office:value="1.62413670552478">
            <text:p>1.6241367055</text:p>
          </table:table-cell>
          <table:table-cell office:value-type="float" office:value="2.076094140625">
            <text:p>2.0760941406</text:p>
          </table:table-cell>
          <table:table-cell office:value-type="float" office:value="1.30591714461138">
            <text:p>1.3059171446</text:p>
          </table:table-cell>
          <table:table-cell office:value-type="float" office:value="4.58045491010043">
            <text:p>4.5804549101</text:p>
          </table:table-cell>
          <table:table-cell office:value-type="float" office:value="2.92496770373563">
            <text:p>2.9249677037</text:p>
          </table:table-cell>
          <table:table-cell office:value-type="float" office:value="8.64306570897739">
            <text:p>8.643065709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1049">
            <text:p>1049</text:p>
          </table:table-cell>
          <table:table-cell office:value-type="float" office:value="2417">
            <text:p>2417</text:p>
          </table:table-cell>
          <table:table-cell office:value-type="float" office:value="83.25">
            <text:p>83.25</text:p>
          </table:table-cell>
          <table:table-cell office:value-type="float" office:value="44.375">
            <text:p>44.375</text:p>
          </table:table-cell>
          <table:table-cell office:value-type="float" office:value="70.25">
            <text:p>70.25</text:p>
          </table:table-cell>
          <table:table-cell office:value-type="float" office:value="0.253810975609756">
            <text:p>0.2538109756</text:p>
          </table:table-cell>
          <table:table-cell office:value-type="float" office:value="0.042302192564347">
            <text:p>0.0423021926</text:p>
          </table:table-cell>
          <table:table-cell office:value-type="float" office:value="0.0290649565577162">
            <text:p>0.0290649566</text:p>
          </table:table-cell>
          <table:table-cell office:value-type="float" office:value="2.0146016368605">
            <text:p>2.0146016369</text:p>
          </table:table-cell>
          <table:table-cell office:value-type="float" office:value="1.15156504594689">
            <text:p>1.1515650459</text:p>
          </table:table-cell>
          <table:table-cell office:value-type="float" office:value="1.10338310048342">
            <text:p>1.1033831005</text:p>
          </table:table-cell>
          <table:table-cell office:value-type="float" office:value="3.06447786453523">
            <text:p>3.0644778645</text:p>
          </table:table-cell>
          <table:table-cell office:value-type="float" office:value="16.7297893005701">
            <text:p>16.7297893006</text:p>
          </table:table-cell>
          <table:table-cell office:value-type="float" office:value="24.1931284472547">
            <text:p>24.193128447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 office:value-type="float" office:value="360">
            <text:p>360</text:p>
          </table:table-cell>
          <table:table-cell office:value-type="float" office:value="1082">
            <text:p>1082</text:p>
          </table:table-cell>
          <table:table-cell office:value-type="float" office:value="2368">
            <text:p>2368</text:p>
          </table:table-cell>
          <table:table-cell office:value-type="float" office:value="104.125">
            <text:p>104.125</text:p>
          </table:table-cell>
          <table:table-cell office:value-type="float" office:value="97.875">
            <text:p>97.875</text:p>
          </table:table-cell>
          <table:table-cell office:value-type="float" office:value="161.75">
            <text:p>161.75</text:p>
          </table:table-cell>
          <table:table-cell office:value-type="float" office:value="0.289236111111111">
            <text:p>0.2892361111</text:p>
          </table:table-cell>
          <table:table-cell office:value-type="float" office:value="0.0904574861367837">
            <text:p>0.0904574861</text:p>
          </table:table-cell>
          <table:table-cell office:value-type="float" office:value="0.0683065878378378">
            <text:p>0.0683065878</text:p>
          </table:table-cell>
          <table:table-cell office:value-type="float" office:value="2.17629514371142">
            <text:p>2.1762951437</text:p>
          </table:table-cell>
          <table:table-cell office:value-type="float" office:value="1.33263901280319">
            <text:p>1.3326390128</text:p>
          </table:table-cell>
          <table:table-cell office:value-type="float" office:value="1.24821800571885">
            <text:p>1.2482180057</text:p>
          </table:table-cell>
          <table:table-cell office:value-type="float" office:value="2.7283901008065">
            <text:p>2.7283901008</text:p>
          </table:table-cell>
          <table:table-cell office:value-type="float" office:value="8.00425669812272">
            <text:p>8.0042566981</text:p>
          </table:table-cell>
          <table:table-cell office:value-type="float" office:value="10.4903462571941">
            <text:p>10.490346257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5">
            <text:p>1175</text:p>
          </table:table-cell>
          <table:table-cell office:value-type="float" office:value="3083">
            <text:p>3083</text:p>
          </table:table-cell>
          <table:table-cell office:value-type="float" office:value="131.875">
            <text:p>131.875</text:p>
          </table:table-cell>
          <table:table-cell office:value-type="float" office:value="77.25">
            <text:p>77.25</text:p>
          </table:table-cell>
          <table:table-cell office:value-type="float" office:value="201.375">
            <text:p>201.375</text:p>
          </table:table-cell>
          <table:table-cell office:value-type="float" office:value="0.354502688172043">
            <text:p>0.3545026882</text:p>
          </table:table-cell>
          <table:table-cell office:value-type="float" office:value="0.0657446808510638">
            <text:p>0.0657446809</text:p>
          </table:table-cell>
          <table:table-cell office:value-type="float" office:value="0.0653178722024003">
            <text:p>0.0653178722</text:p>
          </table:table-cell>
          <table:table-cell office:value-type="float" office:value="2.48707683420771">
            <text:p>2.4870768342</text:p>
          </table:table-cell>
          <table:table-cell office:value-type="float" office:value="1.23857821457673">
            <text:p>1.2385782146</text:p>
          </table:table-cell>
          <table:table-cell office:value-type="float" office:value="1.23697474458934">
            <text:p>1.2369747446</text:p>
          </table:table-cell>
          <table:table-cell office:value-type="float" office:value="2.28433973065712">
            <text:p>2.2843397307</text:p>
          </table:table-cell>
          <table:table-cell office:value-type="float" office:value="10.8859112644403">
            <text:p>10.8859112644</text:p>
          </table:table-cell>
          <table:table-cell office:value-type="float" office:value="10.9548259574629">
            <text:p>10.954825957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612">
            <text:p>612</text:p>
          </table:table-cell>
          <table:table-cell office:value-type="float" office:value="1374">
            <text:p>1374</text:p>
          </table:table-cell>
          <table:table-cell office:value-type="float" office:value="3416">
            <text:p>3416</text:p>
          </table:table-cell>
          <table:table-cell office:value-type="float" office:value="88.25">
            <text:p>88.25</text:p>
          </table:table-cell>
          <table:table-cell office:value-type="float" office:value="255.25">
            <text:p>255.25</text:p>
          </table:table-cell>
          <table:table-cell office:value-type="float" office:value="267.25">
            <text:p>267.25</text:p>
          </table:table-cell>
          <table:table-cell office:value-type="float" office:value="0.144199346405229">
            <text:p>0.1441993464</text:p>
          </table:table-cell>
          <table:table-cell office:value-type="float" office:value="0.185771470160116">
            <text:p>0.1857714702</text:p>
          </table:table-cell>
          <table:table-cell office:value-type="float" office:value="0.0782347775175644">
            <text:p>0.0782347775</text:p>
          </table:table-cell>
          <table:table-cell office:value-type="float" office:value="1.54545287736554">
            <text:p>1.5454528774</text:p>
          </table:table-cell>
          <table:table-cell office:value-type="float" office:value="1.71784178224629">
            <text:p>1.7178417822</text:p>
          </table:table-cell>
          <table:table-cell office:value-type="float" office:value="1.28581825492139">
            <text:p>1.2858182549</text:p>
          </table:table-cell>
          <table:table-cell office:value-type="float" office:value="5.14566276862183">
            <text:p>5.1456627686</text:p>
          </table:table-cell>
          <table:table-cell office:value-type="float" office:value="4.06791811049999">
            <text:p>4.0679181105</text:p>
          </table:table-cell>
          <table:table-cell office:value-type="float" office:value="9.20205754028575">
            <text:p>9.202057540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92">
            <text:p>792</text:p>
          </table:table-cell>
          <table:table-cell office:value-type="float" office:value="1498">
            <text:p>1498</text:p>
          </table:table-cell>
          <table:table-cell office:value-type="float" office:value="3486">
            <text:p>3486</text:p>
          </table:table-cell>
          <table:table-cell office:value-type="float" office:value="100.125">
            <text:p>100.125</text:p>
          </table:table-cell>
          <table:table-cell office:value-type="float" office:value="156.25">
            <text:p>156.25</text:p>
          </table:table-cell>
          <table:table-cell office:value-type="float" office:value="149.5">
            <text:p>149.5</text:p>
          </table:table-cell>
          <table:table-cell office:value-type="float" office:value="0.126420454545455">
            <text:p>0.1264204545</text:p>
          </table:table-cell>
          <table:table-cell office:value-type="float" office:value="0.104305740987984">
            <text:p>0.104305741</text:p>
          </table:table-cell>
          <table:table-cell office:value-type="float" office:value="0.0428858290304073">
            <text:p>0.042885829</text:p>
          </table:table-cell>
          <table:table-cell office:value-type="float" office:value="1.47379656831095">
            <text:p>1.4737965683</text:p>
          </table:table-cell>
          <table:table-cell office:value-type="float" office:value="1.38639428115993">
            <text:p>1.3863942812</text:p>
          </table:table-cell>
          <table:table-cell office:value-type="float" office:value="1.15370522249641">
            <text:p>1.1537052225</text:p>
          </table:table-cell>
          <table:table-cell office:value-type="float" office:value="5.82257099274052">
            <text:p>5.8225709927</text:p>
          </table:table-cell>
          <table:table-cell office:value-type="float" office:value="6.98618418986841">
            <text:p>6.9861841899</text:p>
          </table:table-cell>
          <table:table-cell office:value-type="float" office:value="16.5067639879285">
            <text:p>16.5067639879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0">
            <text:p>10</text:p>
          </table:table-cell>
          <table:table-cell office:value-type="float" office:value="838">
            <text:p>838</text:p>
          </table:table-cell>
          <table:table-cell office:value-type="float" office:value="1564">
            <text:p>1564</text:p>
          </table:table-cell>
          <table:table-cell office:value-type="float" office:value="3496">
            <text:p>3496</text:p>
          </table:table-cell>
          <table:table-cell office:value-type="float" office:value="40.5">
            <text:p>40.5</text:p>
          </table:table-cell>
          <table:table-cell office:value-type="float" office:value="96.75">
            <text:p>96.75</text:p>
          </table:table-cell>
          <table:table-cell office:value-type="float" office:value="282.125">
            <text:p>282.125</text:p>
          </table:table-cell>
          <table:table-cell office:value-type="float" office:value="0.0483293556085919">
            <text:p>0.0483293556</text:p>
          </table:table-cell>
          <table:table-cell office:value-type="float" office:value="0.0618606138107417">
            <text:p>0.0618606138</text:p>
          </table:table-cell>
          <table:table-cell office:value-type="float" office:value="0.0806993707093822">
            <text:p>0.0806993707</text:p>
          </table:table-cell>
          <table:table-cell office:value-type="float" office:value="1.17373076879261">
            <text:p>1.1737307688</text:p>
          </table:table-cell>
          <table:table-cell office:value-type="float" office:value="1.22401254999804">
            <text:p>1.22401255</text:p>
          </table:table-cell>
          <table:table-cell office:value-type="float" office:value="1.2952120788113">
            <text:p>1.2952120788</text:p>
          </table:table-cell>
          <table:table-cell office:value-type="float" office:value="14.686003916018">
            <text:p>14.686003916</text:p>
          </table:table-cell>
          <table:table-cell office:value-type="float" office:value="11.5480906333916">
            <text:p>11.5480906334</text:p>
          </table:table-cell>
          <table:table-cell office:value-type="float" office:value="8.93134257511164">
            <text:p>8.931342575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884">
            <text:p>884</text:p>
          </table:table-cell>
          <table:table-cell office:value-type="float" office:value="1767">
            <text:p>1767</text:p>
          </table:table-cell>
          <table:table-cell office:value-type="float" office:value="4042">
            <text:p>4042</text:p>
          </table:table-cell>
          <table:table-cell office:value-type="float" office:value="42.75">
            <text:p>42.75</text:p>
          </table:table-cell>
          <table:table-cell office:value-type="float" office:value="205">
            <text:p>205</text:p>
          </table:table-cell>
          <table:table-cell office:value-type="float" office:value="350.625">
            <text:p>350.625</text:p>
          </table:table-cell>
          <table:table-cell office:value-type="float" office:value="0.0483597285067873">
            <text:p>0.0483597285</text:p>
          </table:table-cell>
          <table:table-cell office:value-type="float" office:value="0.11601584606678">
            <text:p>0.1160158461</text:p>
          </table:table-cell>
          <table:table-cell office:value-type="float" office:value="0.0867454230578921">
            <text:p>0.0867454231</text:p>
          </table:table-cell>
          <table:table-cell office:value-type="float" office:value="1.17384282992261">
            <text:p>1.1738428299</text:p>
          </table:table-cell>
          <table:table-cell office:value-type="float" office:value="1.43243642724937">
            <text:p>1.4324364272</text:p>
          </table:table-cell>
          <table:table-cell office:value-type="float" office:value="1.31835752680875">
            <text:p>1.3183575268</text:p>
          </table:table-cell>
          <table:table-cell office:value-type="float" office:value="14.6769944820708">
            <text:p>14.6769944821</text:p>
          </table:table-cell>
          <table:table-cell office:value-type="float" office:value="6.31482516027985">
            <text:p>6.3148251603</text:p>
          </table:table-cell>
          <table:table-cell office:value-type="float" office:value="8.33235986597924">
            <text:p>8.33235986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888">
            <text:p>888</text:p>
          </table:table-cell>
          <table:table-cell office:value-type="float" office:value="1776">
            <text:p>1776</text:p>
          </table:table-cell>
          <table:table-cell office:value-type="float" office:value="4381">
            <text:p>4381</text:p>
          </table:table-cell>
          <table:table-cell office:value-type="float" office:value="74">
            <text:p>74</text:p>
          </table:table-cell>
          <table:table-cell office:value-type="float" office:value="10">
            <text:p>10</text:p>
          </table:table-cell>
          <table:table-cell office:value-type="float" office:value="143.375">
            <text:p>143.375</text:p>
          </table:table-cell>
          <table:table-cell office:value-type="float" office:value="0.0833333333333333">
            <text:p>0.0833333333</text:p>
          </table:table-cell>
          <table:table-cell office:value-type="float" office:value="0.00563063063063063">
            <text:p>0.0056306306</text:p>
          </table:table-cell>
          <table:table-cell office:value-type="float" office:value="0.0327265464505821">
            <text:p>0.0327265465</text:p>
          </table:table-cell>
          <table:table-cell office:value-type="float" office:value="1.30527777777778">
            <text:p>1.3052777778</text:p>
          </table:table-cell>
          <table:table-cell office:value-type="float" office:value="1.01976934704975">
            <text:p>1.019769347</text:p>
          </table:table-cell>
          <table:table-cell office:value-type="float" office:value="1.1166421251885">
            <text:p>1.1166421252</text:p>
          </table:table-cell>
          <table:table-cell office:value-type="float" office:value="8.65971680252282">
            <text:p>8.6597168025</text:p>
          </table:table-cell>
          <table:table-cell office:value-type="float" office:value="0">
            <text:p>0</text:p>
          </table:table-cell>
          <table:table-cell office:value-type="float" office:value="21.5246807418262">
            <text:p>21.524680741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20">
            <text:p>20</text:p>
          </table:table-cell>
          <table:table-cell office:value-type="float" office:value="920">
            <text:p>920</text:p>
          </table:table-cell>
          <table:table-cell office:value-type="float" office:value="1869">
            <text:p>1869</text:p>
          </table:table-cell>
          <table:table-cell office:value-type="float" office:value="4331">
            <text:p>4331</text:p>
          </table:table-cell>
          <table:table-cell office:value-type="float" office:value="30.875">
            <text:p>30.875</text:p>
          </table:table-cell>
          <table:table-cell office:value-type="float" office:value="142">
            <text:p>142</text:p>
          </table:table-cell>
          <table:table-cell office:value-type="float" office:value="195.375">
            <text:p>195.375</text:p>
          </table:table-cell>
          <table:table-cell office:value-type="float" office:value="0.0335597826086957">
            <text:p>0.0335597826</text:p>
          </table:table-cell>
          <table:table-cell office:value-type="float" office:value="0.0759764579989299">
            <text:p>0.075976458</text:p>
          </table:table-cell>
          <table:table-cell office:value-type="float" office:value="0.0451108289078735">
            <text:p>0.0451108289</text:p>
          </table:table-cell>
          <table:table-cell office:value-type="float" office:value="1.11966670678757">
            <text:p>1.1196667068</text:p>
          </table:table-cell>
          <table:table-cell office:value-type="float" office:value="1.27723155044958">
            <text:p>1.2772315504</text:p>
          </table:table-cell>
          <table:table-cell office:value-type="float" office:value="1.16187647547168">
            <text:p>1.1618764755</text:p>
          </table:table-cell>
          <table:table-cell office:value-type="float" office:value="20.9987691759266">
            <text:p>20.9987691759</text:p>
          </table:table-cell>
          <table:table-cell office:value-type="float" office:value="9.46552778474569">
            <text:p>9.4655277847</text:p>
          </table:table-cell>
          <table:table-cell office:value-type="float" office:value="15.7094527430779">
            <text:p>15.7094527431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996">
            <text:p>996</text:p>
          </table:table-cell>
          <table:table-cell office:value-type="float" office:value="1882">
            <text:p>1882</text:p>
          </table:table-cell>
          <table:table-cell office:value-type="float" office:value="3879">
            <text:p>3879</text:p>
          </table:table-cell>
          <table:table-cell office:value-type="float" office:value="31.875">
            <text:p>31.875</text:p>
          </table:table-cell>
          <table:table-cell office:value-type="float" office:value="-39">
            <text:p>-39</text:p>
          </table:table-cell>
          <table:table-cell office:value-type="float" office:value="-5.25">
            <text:p>-5.25</text:p>
          </table:table-cell>
          <table:table-cell office:value-type="float" office:value="0.0320030120481928">
            <text:p>0.032003012</text:p>
          </table:table-cell>
          <table:table-cell office:value-type="float" office:value="-0.0207226354941552">
            <text:p>-0.0207226355</text:p>
          </table:table-cell>
          <table:table-cell office:value-type="float" office:value="-0.00135344160866203">
            <text:p>-0.0013534416</text:p>
          </table:table-cell>
          <table:table-cell office:value-type="float" office:value="1.11401796001778">
            <text:p>1.11401796</text:p>
          </table:table-cell>
          <table:table-cell office:value-type="float" office:value="0.928312453909231">
            <text:p>0.9283124539</text:p>
          </table:table-cell>
          <table:table-cell office:value-type="float" office:value="0.995266544705891">
            <text:p>0.9952665447</text:p>
          </table:table-cell>
          <table:table-cell office:value-type="float" office:value="22.0035647417513">
            <text:p>22.0035647418</text:p>
          </table:table-cell>
          <table:table-cell office:value-type="float" office:value="-33.101011568967">
            <text:p>-33.1010115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258">
            <text:p>1258</text:p>
          </table:table-cell>
          <table:table-cell office:value-type="float" office:value="2226">
            <text:p>2226</text:p>
          </table:table-cell>
          <table:table-cell office:value-type="float" office:value="4403">
            <text:p>4403</text:p>
          </table:table-cell>
          <table:table-cell office:value-type="float" office:value="43.75">
            <text:p>43.75</text:p>
          </table:table-cell>
          <table:table-cell office:value-type="float" office:value="153.625">
            <text:p>153.625</text:p>
          </table:table-cell>
          <table:table-cell office:value-type="float" office:value="-35.5">
            <text:p>-35.5</text:p>
          </table:table-cell>
          <table:table-cell office:value-type="float" office:value="0.0347774244833068">
            <text:p>0.0347774245</text:p>
          </table:table-cell>
          <table:table-cell office:value-type="float" office:value="0.0690139263252471">
            <text:p>0.0690139263</text:p>
          </table:table-cell>
          <table:table-cell office:value-type="float" office:value="-0.00806268453327277">
            <text:p>-0.0080626845</text:p>
          </table:table-cell>
          <table:table-cell office:value-type="float" office:value="1.12409154542881">
            <text:p>1.1240915454</text:p>
          </table:table-cell>
          <table:table-cell office:value-type="float" office:value="1.25088406931095">
            <text:p>1.2508840693</text:p>
          </table:table-cell>
          <table:table-cell office:value-type="float" office:value="0.971908017622036">
            <text:p>0.9719080176</text:p>
          </table:table-cell>
          <table:table-cell office:value-type="float" office:value="20.275551019329">
            <text:p>20.2755510193</text:p>
          </table:table-cell>
          <table:table-cell office:value-type="float" office:value="10.3863032236073">
            <text:p>10.3863032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2">
            <text:p>22</text:p>
          </table:table-cell>
          <table:table-cell office:value-type="float" office:value="1208">
            <text:p>1208</text:p>
          </table:table-cell>
          <table:table-cell office:value-type="float" office:value="2299">
            <text:p>2299</text:p>
          </table:table-cell>
          <table:table-cell office:value-type="float" office:value="4257">
            <text:p>4257</text:p>
          </table:table-cell>
          <table:table-cell office:value-type="float" office:value="87.375">
            <text:p>87.375</text:p>
          </table:table-cell>
          <table:table-cell office:value-type="float" office:value="157.75">
            <text:p>157.75</text:p>
          </table:table-cell>
          <table:table-cell office:value-type="float" office:value="-55.125">
            <text:p>-55.125</text:p>
          </table:table-cell>
          <table:table-cell office:value-type="float" office:value="0.072330298013245">
            <text:p>0.072330298</text:p>
          </table:table-cell>
          <table:table-cell office:value-type="float" office:value="0.0686167899086559">
            <text:p>0.0686167899</text:p>
          </table:table-cell>
          <table:table-cell office:value-type="float" office:value="-0.0129492600422833">
            <text:p>-0.01294926</text:p>
          </table:table-cell>
          <table:table-cell office:value-type="float" office:value="1.2634101201873">
            <text:p>1.2634101202</text:p>
          </table:table-cell>
          <table:table-cell office:value-type="float" office:value="1.24938696184074">
            <text:p>1.2493869618</text:p>
          </table:table-cell>
          <table:table-cell office:value-type="float" office:value="0.955006249189868">
            <text:p>0.9550062492</text:p>
          </table:table-cell>
          <table:table-cell office:value-type="float" office:value="9.92562219061183">
            <text:p>9.9256221906</text:p>
          </table:table-cell>
          <table:table-cell office:value-type="float" office:value="10.4444543760046">
            <text:p>10.4444543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 office:value-type="float" office:value="29">
            <text:p>29</text:p>
          </table:table-cell>
          <table:table-cell office:value-type="float" office:value="1366">
            <text:p>1366</text:p>
          </table:table-cell>
          <table:table-cell office:value-type="float" office:value="2415">
            <text:p>2415</text:p>
          </table:table-cell>
          <table:table-cell office:value-type="float" office:value="4019">
            <text:p>4019</text:p>
          </table:table-cell>
          <table:table-cell office:value-type="float" office:value="94.625">
            <text:p>94.625</text:p>
          </table:table-cell>
          <table:table-cell office:value-type="float" office:value="-60.5">
            <text:p>-60.5</text:p>
          </table:table-cell>
          <table:table-cell office:value-type="float" office:value="-103">
            <text:p>-103</text:p>
          </table:table-cell>
          <table:table-cell office:value-type="float" office:value="0.0692715959004392">
            <text:p>0.0692715959</text:p>
          </table:table-cell>
          <table:table-cell office:value-type="float" office:value="-0.0250517598343685">
            <text:p>-0.0250517598</text:p>
          </table:table-cell>
          <table:table-cell office:value-type="float" office:value="-0.0256282657377457">
            <text:p>-0.0256282657</text:p>
          </table:table-cell>
          <table:table-cell office:value-type="float" office:value="1.25185575148878">
            <text:p>1.2518557515</text:p>
          </table:table-cell>
          <table:table-cell office:value-type="float" office:value="0.913548918294476">
            <text:p>0.9135489183</text:p>
          </table:table-cell>
          <table:table-cell office:value-type="float" office:value="0.91158841360715">
            <text:p>0.9115884136</text:p>
          </table:table-cell>
          <table:table-cell office:value-type="float" office:value="10.3489301826126">
            <text:p>10.3489301826</text:p>
          </table:table-cell>
          <table:table-cell office:value-type="float" office:value="-27.3205632764414">
            <text:p>-27.3205632764</text:p>
          </table:table-cell>
          <table:table-cell office:value-type="float" office:value="-26.6981259904608">
            <text:p>-26.698125990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2">
            <text:p>32</text:p>
          </table:table-cell>
          <table:table-cell office:value-type="float" office:value="1366">
            <text:p>1366</text:p>
          </table:table-cell>
          <table:table-cell office:value-type="float" office:value="2285">
            <text:p>2285</text:p>
          </table:table-cell>
          <table:table-cell office:value-type="float" office:value="3947">
            <text:p>3947</text:p>
          </table:table-cell>
          <table:table-cell office:value-type="float" office:value="110.5">
            <text:p>110.5</text:p>
          </table:table-cell>
          <table:table-cell office:value-type="float" office:value="188.75">
            <text:p>188.75</text:p>
          </table:table-cell>
          <table:table-cell office:value-type="float" office:value="53.75">
            <text:p>53.75</text:p>
          </table:table-cell>
          <table:table-cell office:value-type="float" office:value="0.0808931185944363">
            <text:p>0.0808931186</text:p>
          </table:table-cell>
          <table:table-cell office:value-type="float" office:value="0.0826039387308534">
            <text:p>0.0826039387</text:p>
          </table:table-cell>
          <table:table-cell office:value-type="float" office:value="0.0136179376741829">
            <text:p>0.0136179377</text:p>
          </table:table-cell>
          <table:table-cell office:value-type="float" office:value="1.29595156048696">
            <text:p>1.2959515605</text:p>
          </table:table-cell>
          <table:table-cell office:value-type="float" office:value="1.30248767051793">
            <text:p>1.3024876705</text:p>
          </table:table-cell>
          <table:table-cell office:value-type="float" office:value="1.04802626038358">
            <text:p>1.0480262604</text:p>
          </table:table-cell>
          <table:table-cell office:value-type="float" office:value="8.91076002510884">
            <text:p>8.9107600251</text:p>
          </table:table-cell>
          <table:table-cell office:value-type="float" office:value="8.73320175273439">
            <text:p>8.73320175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1416">
            <text:p>1416</text:p>
          </table:table-cell>
          <table:table-cell office:value-type="float" office:value="2148">
            <text:p>2148</text:p>
          </table:table-cell>
          <table:table-cell office:value-type="float" office:value="3802">
            <text:p>3802</text:p>
          </table:table-cell>
          <table:table-cell office:value-type="float" office:value="99.75">
            <text:p>99.75</text:p>
          </table:table-cell>
          <table:table-cell office:value-type="float" office:value="-30.5">
            <text:p>-30.5</text:p>
          </table:table-cell>
          <table:table-cell office:value-type="float" office:value="-22.375">
            <text:p>-22.375</text:p>
          </table:table-cell>
          <table:table-cell office:value-type="float" office:value="0.0704449152542373">
            <text:p>0.0704449153</text:p>
          </table:table-cell>
          <table:table-cell office:value-type="float" office:value="-0.0141992551210428">
            <text:p>-0.0141992551</text:p>
          </table:table-cell>
          <table:table-cell office:value-type="float" office:value="-0.00588506049447659">
            <text:p>-0.0058850605</text:p>
          </table:table-cell>
          <table:table-cell office:value-type="float" office:value="1.25628367611678">
            <text:p>1.2562836761</text:p>
          </table:table-cell>
          <table:table-cell office:value-type="float" office:value="0.950697780014495">
            <text:p>0.95069778</text:p>
          </table:table-cell>
          <table:table-cell office:value-type="float" office:value="0.979470170785898">
            <text:p>0.9794701708</text:p>
          </table:table-cell>
          <table:table-cell office:value-type="float" office:value="10.182204748292">
            <text:p>10.18220474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364">
            <text:p>1364</text:p>
          </table:table-cell>
          <table:table-cell office:value-type="float" office:value="2364">
            <text:p>2364</text:p>
          </table:table-cell>
          <table:table-cell office:value-type="float" office:value="4335">
            <text:p>4335</text:p>
          </table:table-cell>
          <table:table-cell office:value-type="float" office:value="-106">
            <text:p>-106</text:p>
          </table:table-cell>
          <table:table-cell office:value-type="float" office:value="145.75">
            <text:p>145.75</text:p>
          </table:table-cell>
          <table:table-cell office:value-type="float" office:value="129.75">
            <text:p>129.75</text:p>
          </table:table-cell>
          <table:table-cell office:value-type="float" office:value="-0.0777126099706745">
            <text:p>-0.07771261</text:p>
          </table:table-cell>
          <table:table-cell office:value-type="float" office:value="0.0616539763113367">
            <text:p>0.0616539763</text:p>
          </table:table-cell>
          <table:table-cell office:value-type="float" office:value="0.0299307958477509">
            <text:p>0.0299307958</text:p>
          </table:table-cell>
          <table:table-cell office:value-type="float" office:value="0.739842794609609">
            <text:p>0.7398427946</text:p>
          </table:table-cell>
          <table:table-cell office:value-type="float" office:value="1.22323929416788">
            <text:p>1.2232392942</text:p>
          </table:table-cell>
          <table:table-cell office:value-type="float" office:value="1.10651365644568">
            <text:p>1.1065136564</text:p>
          </table:table-cell>
          <table:table-cell office:value-type="float" office:value="-8.56811965090038">
            <text:p>-8.5681196509</text:p>
          </table:table-cell>
          <table:table-cell office:value-type="float" office:value="11.5856561393537">
            <text:p>11.5856561394</text:p>
          </table:table-cell>
          <table:table-cell office:value-type="float" office:value="23.5031978793788">
            <text:p>23.503197879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1166">
            <text:p>1166</text:p>
          </table:table-cell>
          <table:table-cell office:value-type="float" office:value="2405">
            <text:p>2405</text:p>
          </table:table-cell>
          <table:table-cell office:value-type="float" office:value="3785">
            <text:p>3785</text:p>
          </table:table-cell>
          <table:table-cell office:value-type="float" office:value="-76.75">
            <text:p>-76.75</text:p>
          </table:table-cell>
          <table:table-cell office:value-type="float" office:value="76.125">
            <text:p>76.125</text:p>
          </table:table-cell>
          <table:table-cell office:value-type="float" office:value="-208.375">
            <text:p>-208.375</text:p>
          </table:table-cell>
          <table:table-cell office:value-type="float" office:value="-0.0658233276157804">
            <text:p>-0.0658233276</text:p>
          </table:table-cell>
          <table:table-cell office:value-type="float" office:value="0.0316528066528067">
            <text:p>0.0316528067</text:p>
          </table:table-cell>
          <table:table-cell office:value-type="float" office:value="-0.0550528401585205">
            <text:p>-0.0550528402</text:p>
          </table:table-cell>
          <table:table-cell office:value-type="float" office:value="0.778110465843261">
            <text:p>0.7781104658</text:p>
          </table:table-cell>
          <table:table-cell office:value-type="float" office:value="1.11274854761606">
            <text:p>1.1127485476</text:p>
          </table:table-cell>
          <table:table-cell office:value-type="float" office:value="0.813255457255837">
            <text:p>0.8132554573</text:p>
          </table:table-cell>
          <table:table-cell office:value-type="float" office:value="-10.1799121025196">
            <text:p>-10.1799121025</text:p>
          </table:table-cell>
          <table:table-cell office:value-type="float" office:value="22.2432165669189">
            <text:p>22.2432165669</text:p>
          </table:table-cell>
          <table:table-cell office:value-type="float" office:value="-12.2407355834165">
            <text:p>-12.2407355834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1034">
            <text:p>1034</text:p>
          </table:table-cell>
          <table:table-cell office:value-type="float" office:value="2325">
            <text:p>2325</text:p>
          </table:table-cell>
          <table:table-cell office:value-type="float" office:value="3600">
            <text:p>3600</text:p>
          </table:table-cell>
          <table:table-cell office:value-type="float" office:value="-38.875">
            <text:p>-38.875</text:p>
          </table:table-cell>
          <table:table-cell office:value-type="float" office:value="50.5">
            <text:p>50.5</text:p>
          </table:table-cell>
          <table:table-cell office:value-type="float" office:value="-3.25">
            <text:p>-3.25</text:p>
          </table:table-cell>
          <table:table-cell office:value-type="float" office:value="-0.0375967117988395">
            <text:p>-0.0375967118</text:p>
          </table:table-cell>
          <table:table-cell office:value-type="float" office:value="0.0217204301075269">
            <text:p>0.0217204301</text:p>
          </table:table-cell>
          <table:table-cell office:value-type="float" office:value="-0.000902777777777778">
            <text:p>-0.0009027778</text:p>
          </table:table-cell>
          <table:table-cell office:value-type="float" office:value="0.871181993670708">
            <text:p>0.8711819937</text:p>
          </table:table-cell>
          <table:table-cell office:value-type="float" office:value="1.07694618846109">
            <text:p>1.0769461885</text:p>
          </table:table-cell>
          <table:table-cell office:value-type="float" office:value="0.996841875192901">
            <text:p>0.9968418752</text:p>
          </table:table-cell>
          <table:table-cell office:value-type="float" office:value="-18.0875906572923">
            <text:p>-18.0875906573</text:p>
          </table:table-cell>
          <table:table-cell office:value-type="float" office:value="32.2575540891508">
            <text:p>32.25755408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5">
            <text:p>25</text:p>
          </table:table-cell>
          <table:table-cell office:value-type="float" office:value="1298">
            <text:p>1298</text:p>
          </table:table-cell>
          <table:table-cell office:value-type="float" office:value="2464">
            <text:p>2464</text:p>
          </table:table-cell>
          <table:table-cell office:value-type="float" office:value="4320">
            <text:p>4320</text:p>
          </table:table-cell>
          <table:table-cell office:value-type="float" office:value="-18.375">
            <text:p>-18.375</text:p>
          </table:table-cell>
          <table:table-cell office:value-type="float" office:value="18.375">
            <text:p>18.375</text:p>
          </table:table-cell>
          <table:table-cell office:value-type="float" office:value="371.5">
            <text:p>371.5</text:p>
          </table:table-cell>
          <table:table-cell office:value-type="float" office:value="-0.0141563944530046">
            <text:p>-0.0141563945</text:p>
          </table:table-cell>
          <table:table-cell office:value-type="float" office:value="0.00745738636363636">
            <text:p>0.0074573864</text:p>
          </table:table-cell>
          <table:table-cell office:value-type="float" office:value="0.0859953703703704">
            <text:p>0.0859953704</text:p>
          </table:table-cell>
          <table:table-cell office:value-type="float" office:value="0.950845410282146">
            <text:p>0.9508454103</text:p>
          </table:table-cell>
          <table:table-cell office:value-type="float" office:value="1.02620985299103">
            <text:p>1.026209853</text:p>
          </table:table-cell>
          <table:table-cell office:value-type="float" office:value="1.31547839559757">
            <text:p>1.3154783956</text:p>
          </table:table-cell>
          <table:table-cell table:number-columns-repeated="2" office:value-type="float" office:value="0">
            <text:p>0</text:p>
          </table:table-cell>
          <table:table-cell office:value-type="float" office:value="8.40209376479735">
            <text:p>8.402093764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1364">
            <text:p>1364</text:p>
          </table:table-cell>
          <table:table-cell office:value-type="float" office:value="2618">
            <text:p>2618</text:p>
          </table:table-cell>
          <table:table-cell office:value-type="float" office:value="5670">
            <text:p>5670</text:p>
          </table:table-cell>
          <table:table-cell office:value-type="float" office:value="-106">
            <text:p>-106</text:p>
          </table:table-cell>
          <table:table-cell office:value-type="float" office:value="144.5">
            <text:p>144.5</text:p>
          </table:table-cell>
          <table:table-cell office:value-type="float" office:value="213.75">
            <text:p>213.75</text:p>
          </table:table-cell>
          <table:table-cell office:value-type="float" office:value="-0.0777126099706745">
            <text:p>-0.07771261</text:p>
          </table:table-cell>
          <table:table-cell office:value-type="float" office:value="0.0551948051948052">
            <text:p>0.0551948052</text:p>
          </table:table-cell>
          <table:table-cell office:value-type="float" office:value="0.0376984126984127">
            <text:p>0.0376984127</text:p>
          </table:table-cell>
          <table:table-cell office:value-type="float" office:value="0.739842794609609">
            <text:p>0.7398427946</text:p>
          </table:table-cell>
          <table:table-cell office:value-type="float" office:value="1.19915289256198">
            <text:p>1.1991528926</text:p>
          </table:table-cell>
          <table:table-cell office:value-type="float" office:value="1.1347299382716">
            <text:p>1.1347299383</text:p>
          </table:table-cell>
          <table:table-cell office:value-type="float" office:value="-8.56811965090038">
            <text:p>-8.5681196509</text:p>
          </table:table-cell>
          <table:table-cell office:value-type="float" office:value="12.9016664160065">
            <text:p>12.901666416</text:p>
          </table:table-cell>
          <table:table-cell office:value-type="float" office:value="18.7310771352401">
            <text:p>18.731077135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166">
            <text:p>1166</text:p>
          </table:table-cell>
          <table:table-cell office:value-type="float" office:value="2468">
            <text:p>2468</text:p>
          </table:table-cell>
          <table:table-cell office:value-type="float" office:value="5400">
            <text:p>5400</text:p>
          </table:table-cell>
          <table:table-cell office:value-type="float" office:value="-76.75">
            <text:p>-76.75</text:p>
          </table:table-cell>
          <table:table-cell office:value-type="float" office:value="-154.25">
            <text:p>-154.25</text:p>
          </table:table-cell>
          <table:table-cell office:value-type="float" office:value="112.5">
            <text:p>112.5</text:p>
          </table:table-cell>
          <table:table-cell office:value-type="float" office:value="-0.0658233276157804">
            <text:p>-0.0658233276</text:p>
          </table:table-cell>
          <table:table-cell office:value-type="float" office:value="-0.0625">
            <text:p>-0.0625</text:p>
          </table:table-cell>
          <table:table-cell office:value-type="float" office:value="0.0208333333333333">
            <text:p>0.0208333333</text:p>
          </table:table-cell>
          <table:table-cell office:value-type="float" office:value="0.778110465843261">
            <text:p>0.7781104658</text:p>
          </table:table-cell>
          <table:table-cell office:value-type="float" office:value="0.78890625">
            <text:p>0.78890625</text:p>
          </table:table-cell>
          <table:table-cell office:value-type="float" office:value="1.07376736111111">
            <text:p>1.0737673611</text:p>
          </table:table-cell>
          <table:table-cell office:value-type="float" office:value="-10.1799121025196">
            <text:p>-10.1799121025</text:p>
          </table:table-cell>
          <table:table-cell office:value-type="float" office:value="-10.7400536662813">
            <text:p>-10.7400536663</text:p>
          </table:table-cell>
          <table:table-cell office:value-type="float" office:value="33.6164472488643">
            <text:p>33.616447248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34">
            <text:p>1034</text:p>
          </table:table-cell>
          <table:table-cell office:value-type="float" office:value="2116">
            <text:p>2116</text:p>
          </table:table-cell>
          <table:table-cell office:value-type="float" office:value="5220">
            <text:p>5220</text:p>
          </table:table-cell>
          <table:table-cell office:value-type="float" office:value="-38.875">
            <text:p>-38.875</text:p>
          </table:table-cell>
          <table:table-cell office:value-type="float" office:value="-90.25">
            <text:p>-90.25</text:p>
          </table:table-cell>
          <table:table-cell office:value-type="float" office:value="225">
            <text:p>225</text:p>
          </table:table-cell>
          <table:table-cell office:value-type="float" office:value="-0.0375967117988395">
            <text:p>-0.0375967118</text:p>
          </table:table-cell>
          <table:table-cell office:value-type="float" office:value="-0.0426512287334594">
            <text:p>-0.0426512287</text:p>
          </table:table-cell>
          <table:table-cell office:value-type="float" office:value="0.0431034482758621">
            <text:p>0.0431034483</text:p>
          </table:table-cell>
          <table:table-cell office:value-type="float" office:value="0.871181993670708">
            <text:p>0.8711819937</text:p>
          </table:table-cell>
          <table:table-cell office:value-type="float" office:value="0.854286188965341">
            <text:p>0.854286189</text:p>
          </table:table-cell>
          <table:table-cell office:value-type="float" office:value="1.15450356718193">
            <text:p>1.1545035672</text:p>
          </table:table-cell>
          <table:table-cell office:value-type="float" office:value="-18.0875906572923">
            <text:p>-18.0875906573</text:p>
          </table:table-cell>
          <table:table-cell office:value-type="float" office:value="-15.9024260509954">
            <text:p>-15.902426051</text:p>
          </table:table-cell>
          <table:table-cell office:value-type="float" office:value="16.4251506635569">
            <text:p>16.425150663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">
            <text:p>34</text:p>
          </table:table-cell>
          <table:table-cell office:value-type="float" office:value="1298">
            <text:p>1298</text:p>
          </table:table-cell>
          <table:table-cell office:value-type="float" office:value="2124">
            <text:p>2124</text:p>
          </table:table-cell>
          <table:table-cell office:value-type="float" office:value="5580">
            <text:p>5580</text:p>
          </table:table-cell>
          <table:table-cell office:value-type="float" office:value="-18.375">
            <text:p>-18.375</text:p>
          </table:table-cell>
          <table:table-cell office:value-type="float" office:value="27">
            <text:p>27</text:p>
          </table:table-cell>
          <table:table-cell office:value-type="float" office:value="303.75">
            <text:p>303.75</text:p>
          </table:table-cell>
          <table:table-cell office:value-type="float" office:value="-0.0141563944530046">
            <text:p>-0.0141563945</text:p>
          </table:table-cell>
          <table:table-cell office:value-type="float" office:value="0.0127118644067797">
            <text:p>0.0127118644</text:p>
          </table:table-cell>
          <table:table-cell office:value-type="float" office:value="0.0544354838709677">
            <text:p>0.0544354839</text:p>
          </table:table-cell>
          <table:table-cell office:value-type="float" office:value="0.950845410282146">
            <text:p>0.9508454103</text:p>
          </table:table-cell>
          <table:table-cell office:value-type="float" office:value="1.04480824475725">
            <text:p>1.0448082448</text:p>
          </table:table-cell>
          <table:table-cell office:value-type="float" office:value="1.19633210848075">
            <text:p>1.1963321085</text:p>
          </table:table-cell>
          <table:table-cell table:number-columns-repeated="2" office:value-type="float" office:value="0">
            <text:p>0</text:p>
          </table:table-cell>
          <table:table-cell office:value-type="float" office:value="13.0768824418073">
            <text:p>13.076882441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792">
            <text:p>792</text:p>
          </table:table-cell>
          <table:table-cell office:value-type="float" office:value="1935">
            <text:p>1935</text:p>
          </table:table-cell>
          <table:table-cell office:value-type="float" office:value="4770">
            <text:p>4770</text:p>
          </table:table-cell>
          <table:table-cell office:value-type="float" office:value="-199.5">
            <text:p>-199.5</text:p>
          </table:table-cell>
          <table:table-cell office:value-type="float" office:value="11.25">
            <text:p>11.25</text:p>
          </table:table-cell>
          <table:table-cell office:value-type="float" office:value="135">
            <text:p>135</text:p>
          </table:table-cell>
          <table:table-cell office:value-type="float" office:value="-0.251893939393939">
            <text:p>-0.2518939394</text:p>
          </table:table-cell>
          <table:table-cell office:value-type="float" office:value="0.00581395348837209">
            <text:p>0.0058139535</text:p>
          </table:table-cell>
          <table:table-cell office:value-type="float" office:value="0.0283018867924528">
            <text:p>0.0283018868</text:p>
          </table:table-cell>
          <table:table-cell office:value-type="float" office:value="0.242734303259871">
            <text:p>0.2427343033</text:p>
          </table:table-cell>
          <table:table-cell office:value-type="float" office:value="1.02041508923743">
            <text:p>1.0204150892</text:p>
          </table:table-cell>
          <table:table-cell office:value-type="float" office:value="1.10062655749377">
            <text:p>1.1006265575</text:p>
          </table:table-cell>
          <table:table-cell office:value-type="float" office:value="-2.38842886678879">
            <text:p>-2.3884288668</text:p>
          </table:table-cell>
          <table:table-cell office:value-type="float" office:value="0">
            <text:p>0</text:p>
          </table:table-cell>
          <table:table-cell office:value-type="float" office:value="24.8361619161753">
            <text:p>24.836161916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2" office:value-type="float" office:value="70">
            <text:p>70</text:p>
          </table:table-cell>
          <table:table-cell office:value-type="float" office:value="540">
            <text:p>540</text:p>
          </table:table-cell>
          <table:table-cell office:value-type="float" office:value="1843">
            <text:p>1843</text:p>
          </table:table-cell>
          <table:table-cell office:value-type="float" office:value="4788">
            <text:p>4788</text:p>
          </table:table-cell>
          <table:table-cell office:value-type="float" office:value="-73.5">
            <text:p>-73.5</text:p>
          </table:table-cell>
          <table:table-cell office:value-type="float" office:value="7.125">
            <text:p>7.125</text:p>
          </table:table-cell>
          <table:table-cell office:value-type="float" office:value="-4.5">
            <text:p>-4.5</text:p>
          </table:table-cell>
          <table:table-cell office:value-type="float" office:value="-0.136111111111111">
            <text:p>-0.1361111111</text:p>
          </table:table-cell>
          <table:table-cell office:value-type="float" office:value="0.0038659793814433">
            <text:p>0.0038659794</text:p>
          </table:table-cell>
          <table:table-cell office:value-type="float" office:value="-0.00093984962406015">
            <text:p>-0.0009398496</text:p>
          </table:table-cell>
          <table:table-cell office:value-type="float" office:value="0.559922530864198">
            <text:p>0.5599225309</text:p>
          </table:table-cell>
          <table:table-cell office:value-type="float" office:value="1.01356022159634">
            <text:p>1.0135602216</text:p>
          </table:table-cell>
          <table:table-cell office:value-type="float" office:value="0.996712257617729">
            <text:p>0.9967122576</text:p>
          </table:table-cell>
          <table:table-cell office:value-type="float" office:value="-4.7374880597862">
            <text:p>-4.73748805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8">
            <text:p>48</text:p>
          </table:table-cell>
          <table:table-cell office:value-type="float" office:value="378">
            <text:p>378</text:p>
          </table:table-cell>
          <table:table-cell office:value-type="float" office:value="1944">
            <text:p>1944</text:p>
          </table:table-cell>
          <table:table-cell office:value-type="float" office:value="5310">
            <text:p>5310</text:p>
          </table:table-cell>
          <table:table-cell office:value-type="float" office:value="45.875">
            <text:p>45.875</text:p>
          </table:table-cell>
          <table:table-cell office:value-type="float" office:value="-189.25">
            <text:p>-189.25</text:p>
          </table:table-cell>
          <table:table-cell office:value-type="float" office:value="67.5">
            <text:p>67.5</text:p>
          </table:table-cell>
          <table:table-cell office:value-type="float" office:value="0.121362433862434">
            <text:p>0.1213624339</text:p>
          </table:table-cell>
          <table:table-cell office:value-type="float" office:value="-0.0973508230452675">
            <text:p>-0.097350823</text:p>
          </table:table-cell>
          <table:table-cell office:value-type="float" office:value="0.0127118644067797">
            <text:p>0.0127118644</text:p>
          </table:table-cell>
          <table:table-cell office:value-type="float" office:value="1.45363704561043">
            <text:p>1.4536370456</text:p>
          </table:table-cell>
          <table:table-cell office:value-type="float" office:value="0.677847397526842">
            <text:p>0.6778473975</text:p>
          </table:table-cell>
          <table:table-cell office:value-type="float" office:value="1.04480824475725">
            <text:p>1.0448082448</text:p>
          </table:table-cell>
          <table:table-cell office:value-type="float" office:value="6.05134036543799">
            <text:p>6.0513403654</text:p>
          </table:table-cell>
          <table:table-cell office:value-type="float" office:value="-6.76760709811097">
            <text:p>-6.76760709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  <table:table-cell office:value-type="float" office:value="396">
            <text:p>396</text:p>
          </table:table-cell>
          <table:table-cell office:value-type="float" office:value="1920">
            <text:p>1920</text:p>
          </table:table-cell>
          <table:table-cell office:value-type="float" office:value="6750">
            <text:p>6750</text:p>
          </table:table-cell>
          <table:table-cell office:value-type="float" office:value="168.875">
            <text:p>168.875</text:p>
          </table:table-cell>
          <table:table-cell office:value-type="float" office:value="-77.625">
            <text:p>-77.625</text:p>
          </table:table-cell>
          <table:table-cell office:value-type="float" office:value="-202.5">
            <text:p>-202.5</text:p>
          </table:table-cell>
          <table:table-cell office:value-type="float" office:value="0.42645202020202">
            <text:p>0.4264520202</text:p>
          </table:table-cell>
          <table:table-cell office:value-type="float" office:value="-0.0404296875">
            <text:p>-0.0404296875</text:p>
          </table:table-cell>
          <table:table-cell office:value-type="float" office:value="-0.03">
            <text:p>-0.03</text:p>
          </table:table-cell>
          <table:table-cell office:value-type="float" office:value="2.84903026875446">
            <text:p>2.8490302688</text:p>
          </table:table-cell>
          <table:table-cell office:value-type="float" office:value="0.861699830627441">
            <text:p>0.8616998306</text:p>
          </table:table-cell>
          <table:table-cell office:value-type="float" office:value="0.896764">
            <text:p>0.896764</text:p>
          </table:table-cell>
          <table:table-cell office:value-type="float" office:value="1.95148140445936">
            <text:p>1.9514814045</text:p>
          </table:table-cell>
          <table:table-cell office:value-type="float" office:value="-16.7955526201226">
            <text:p>-16.7955526201</text:p>
          </table:table-cell>
          <table:table-cell office:value-type="float" office:value="-22.7565730627734">
            <text:p>-22.756573062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60">
            <text:p>60</text:p>
          </table:table-cell>
          <table:table-cell office:value-type="float" office:value="576">
            <text:p>576</text:p>
          </table:table-cell>
          <table:table-cell office:value-type="float" office:value="1650">
            <text:p>1650</text:p>
          </table:table-cell>
          <table:table-cell office:value-type="float" office:value="6750">
            <text:p>6750</text:p>
          </table:table-cell>
          <table:table-cell office:value-type="float" office:value="306">
            <text:p>306</text:p>
          </table:table-cell>
          <table:table-cell office:value-type="float" office:value="-63.25">
            <text:p>-63.25</text:p>
          </table:table-cell>
          <table:table-cell office:value-type="float" office:value="-258.75">
            <text:p>-258.75</text:p>
          </table:table-cell>
          <table:table-cell office:value-type="float" office:value="0.53125">
            <text:p>0.53125</text:p>
          </table:table-cell>
          <table:table-cell table:number-columns-repeated="2" office:value-type="float" office:value="-0.0383333333333333">
            <text:p>-0.0383333333</text:p>
          </table:table-cell>
          <table:table-cell office:value-type="float" office:value="3.4125390625">
            <text:p>3.4125390625</text:p>
          </table:table-cell>
          <table:table-cell table:number-columns-repeated="2" office:value-type="float" office:value="0.868713444444444">
            <text:p>0.8687134444</text:p>
          </table:table-cell>
          <table:table-cell office:value-type="float" office:value="1.62678377379716">
            <text:p>1.6267837738</text:p>
          </table:table-cell>
          <table:table-cell table:number-columns-repeated="2" office:value-type="float" office:value="-17.7332690535362">
            <text:p>-17.733269053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660">
            <text:p>660</text:p>
          </table:table-cell>
          <table:table-cell office:value-type="float" office:value="1938">
            <text:p>1938</text:p>
          </table:table-cell>
          <table:table-cell office:value-type="float" office:value="6480">
            <text:p>6480</text:p>
          </table:table-cell>
          <table:table-cell office:value-type="float" office:value="-13.75">
            <text:p>-13.75</text:p>
          </table:table-cell>
          <table:table-cell office:value-type="float" office:value="-4.25">
            <text:p>-4.25</text:p>
          </table:table-cell>
          <table:table-cell office:value-type="float" office:value="-292.5">
            <text:p>-292.5</text:p>
          </table:table-cell>
          <table:table-cell office:value-type="float" office:value="-0.0208333333333333">
            <text:p>-0.0208333333</text:p>
          </table:table-cell>
          <table:table-cell office:value-type="float" office:value="-0.00219298245614035">
            <text:p>-0.0021929825</text:p>
          </table:table-cell>
          <table:table-cell office:value-type="float" office:value="-0.0451388888888889">
            <text:p>-0.0451388889</text:p>
          </table:table-cell>
          <table:table-cell office:value-type="float" office:value="0.927934027777778">
            <text:p>0.9279340278</text:p>
          </table:table-cell>
          <table:table-cell office:value-type="float" office:value="0.992333987380733">
            <text:p>0.9923339874</text:p>
          </table:table-cell>
          <table:table-cell office:value-type="float" office:value="0.846007426697531">
            <text:p>0.8460074267</text:p>
          </table:table-cell>
          <table:table-cell office:value-type="float" office:value="-32.9232749929788">
            <text:p>-32.923274993</text:p>
          </table:table-cell>
          <table:table-cell office:value-type="float" office:value="0">
            <text:p>0</text:p>
          </table:table-cell>
          <table:table-cell office:value-type="float" office:value="-15.0066345013279">
            <text:p>-15.006634501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3">
            <text:p>3</text:p>
          </table:table-cell>
          <table:table-cell office:value-type="float" office:value="62">
            <text:p>62</text:p>
          </table:table-cell>
          <table:table-cell table:number-columns-repeated="2" office:value-type="float" office:value="104">
            <text:p>104</text:p>
          </table:table-cell>
          <table:table-cell office:value-type="float" office:value="462">
            <text:p>462</text:p>
          </table:table-cell>
          <table:table-cell office:value-type="float" office:value="2314">
            <text:p>2314</text:p>
          </table:table-cell>
          <table:table-cell office:value-type="float" office:value="5760">
            <text:p>5760</text:p>
          </table:table-cell>
          <table:table-cell office:value-type="float" office:value="112.75">
            <text:p>112.75</text:p>
          </table:table-cell>
          <table:table-cell office:value-type="float" office:value="146.25">
            <text:p>146.25</text:p>
          </table:table-cell>
          <table:table-cell office:value-type="float" office:value="-112.5">
            <text:p>-112.5</text:p>
          </table:table-cell>
          <table:table-cell office:value-type="float" office:value="0.244047619047619">
            <text:p>0.244047619</text:p>
          </table:table-cell>
          <table:table-cell office:value-type="float" office:value="0.0632022471910112">
            <text:p>0.0632022472</text:p>
          </table:table-cell>
          <table:table-cell office:value-type="float" office:value="-0.01953125">
            <text:p>-0.01953125</text:p>
          </table:table-cell>
          <table:table-cell office:value-type="float" office:value="1.97090277777778">
            <text:p>1.9709027778</text:p>
          </table:table-cell>
          <table:table-cell office:value-type="float" office:value="1.22903713230653">
            <text:p>1.2290371323</text:p>
          </table:table-cell>
          <table:table-cell office:value-type="float" office:value="0.932388305664063">
            <text:p>0.9323883057</text:p>
          </table:table-cell>
          <table:table-cell office:value-type="float" office:value="3.17418287951519">
            <text:p>3.1741828795</text:p>
          </table:table-cell>
          <table:table-cell office:value-type="float" office:value="11.3101625552133">
            <text:p>11.31016255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3">
            <text:p>53</text:p>
          </table:table-cell>
          <table:table-cell table:number-columns-repeated="2" office:value-type="float" office:value="98">
            <text:p>98</text:p>
          </table:table-cell>
          <table:table-cell office:value-type="float" office:value="484">
            <text:p>484</text:p>
          </table:table-cell>
          <table:table-cell office:value-type="float" office:value="2420">
            <text:p>2420</text:p>
          </table:table-cell>
          <table:table-cell office:value-type="float" office:value="5824">
            <text:p>5824</text:p>
          </table:table-cell>
          <table:table-cell office:value-type="float" office:value="258.5">
            <text:p>258.5</text:p>
          </table:table-cell>
          <table:table-cell office:value-type="float" office:value="-82.5">
            <text:p>-82.5</text:p>
          </table:table-cell>
          <table:table-cell office:value-type="float" office:value="442">
            <text:p>442</text:p>
          </table:table-cell>
          <table:table-cell office:value-type="float" office:value="0.534090909090909">
            <text:p>0.5340909091</text:p>
          </table:table-cell>
          <table:table-cell office:value-type="float" office:value="-0.0340909090909091">
            <text:p>-0.0340909091</text:p>
          </table:table-cell>
          <table:table-cell office:value-type="float" office:value="0.0758928571428571">
            <text:p>0.0758928571</text:p>
          </table:table-cell>
          <table:table-cell office:value-type="float" office:value="3.42841425619835">
            <text:p>3.4284142562</text:p>
          </table:table-cell>
          <table:table-cell office:value-type="float" office:value="0.882959710743802">
            <text:p>0.8829597107</text:p>
          </table:table-cell>
          <table:table-cell office:value-type="float" office:value="1.2769140625">
            <text:p>1.2769140625</text:p>
          </table:table-cell>
          <table:table-cell office:value-type="float" office:value="1.61973752958355">
            <text:p>1.6197375296</text:p>
          </table:table-cell>
          <table:table-cell office:value-type="float" office:value="-19.9837402299236">
            <text:p>-19.9837402299</text:p>
          </table:table-cell>
          <table:table-cell office:value-type="float" office:value="9.47558204442023">
            <text:p>9.475582044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660">
            <text:p>660</text:p>
          </table:table-cell>
          <table:table-cell office:value-type="float" office:value="2565">
            <text:p>2565</text:p>
          </table:table-cell>
          <table:table-cell office:value-type="float" office:value="6480">
            <text:p>6480</text:p>
          </table:table-cell>
          <table:table-cell office:value-type="float" office:value="-13.75">
            <text:p>-13.75</text:p>
          </table:table-cell>
          <table:table-cell office:value-type="float" office:value="-5.625">
            <text:p>-5.625</text:p>
          </table:table-cell>
          <table:table-cell office:value-type="float" office:value="527">
            <text:p>527</text:p>
          </table:table-cell>
          <table:table-cell office:value-type="float" office:value="-0.0208333333333333">
            <text:p>-0.0208333333</text:p>
          </table:table-cell>
          <table:table-cell office:value-type="float" office:value="-0.00219298245614035">
            <text:p>-0.0021929825</text:p>
          </table:table-cell>
          <table:table-cell office:value-type="float" office:value="0.0813271604938272">
            <text:p>0.0813271605</text:p>
          </table:table-cell>
          <table:table-cell office:value-type="float" office:value="0.927934027777778">
            <text:p>0.9279340278</text:p>
          </table:table-cell>
          <table:table-cell office:value-type="float" office:value="0.992333987380733">
            <text:p>0.9923339874</text:p>
          </table:table-cell>
          <table:table-cell office:value-type="float" office:value="1.29760871151501">
            <text:p>1.2976087115</text:p>
          </table:table-cell>
          <table:table-cell office:value-type="float" office:value="-32.9232749929788">
            <text:p>-32.923274993</text:p>
          </table:table-cell>
          <table:table-cell office:value-type="float" office:value="0">
            <text:p>0</text:p>
          </table:table-cell>
          <table:table-cell office:value-type="float" office:value="8.86500592294914">
            <text:p>8.865005922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float" office:value="59">
            <text:p>59</text:p>
          </table:table-cell>
          <table:table-cell office:value-type="float" office:value="462">
            <text:p>462</text:p>
          </table:table-cell>
          <table:table-cell office:value-type="float" office:value="2992">
            <text:p>2992</text:p>
          </table:table-cell>
          <table:table-cell office:value-type="float" office:value="7560">
            <text:p>7560</text:p>
          </table:table-cell>
          <table:table-cell office:value-type="float" office:value="112.75">
            <text:p>112.75</text:p>
          </table:table-cell>
          <table:table-cell office:value-type="float" office:value="511.5">
            <text:p>511.5</text:p>
          </table:table-cell>
          <table:table-cell office:value-type="float" office:value="403.375">
            <text:p>403.375</text:p>
          </table:table-cell>
          <table:table-cell office:value-type="float" office:value="0.244047619047619">
            <text:p>0.244047619</text:p>
          </table:table-cell>
          <table:table-cell office:value-type="float" office:value="0.170955882352941">
            <text:p>0.1709558824</text:p>
          </table:table-cell>
          <table:table-cell office:value-type="float" office:value="0.0533564814814815">
            <text:p>0.0533564815</text:p>
          </table:table-cell>
          <table:table-cell office:value-type="float" office:value="1.97090277777778">
            <text:p>1.9709027778</text:p>
          </table:table-cell>
          <table:table-cell office:value-type="float" office:value="1.655628379109">
            <text:p>1.6556283791</text:p>
          </table:table-cell>
          <table:table-cell office:value-type="float" office:value="1.19232763685271">
            <text:p>1.1923276369</text:p>
          </table:table-cell>
          <table:table-cell office:value-type="float" office:value="3.17418287951519">
            <text:p>3.1741828795</text:p>
          </table:table-cell>
          <table:table-cell office:value-type="float" office:value="4.3919996545333">
            <text:p>4.3919996545</text:p>
          </table:table-cell>
          <table:table-cell office:value-type="float" office:value="13.3344423804306">
            <text:p>13.334442380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5">
            <text:p>75</text:p>
          </table:table-cell>
          <table:table-cell office:value-type="float" office:value="484">
            <text:p>484</text:p>
          </table:table-cell>
          <table:table-cell office:value-type="float" office:value="3124">
            <text:p>3124</text:p>
          </table:table-cell>
          <table:table-cell office:value-type="float" office:value="6780">
            <text:p>6780</text:p>
          </table:table-cell>
          <table:table-cell office:value-type="float" office:value="258.5">
            <text:p>258.5</text:p>
          </table:table-cell>
          <table:table-cell office:value-type="float" office:value="126.375">
            <text:p>126.375</text:p>
          </table:table-cell>
          <table:table-cell office:value-type="float" office:value="907.5">
            <text:p>907.5</text:p>
          </table:table-cell>
          <table:table-cell office:value-type="float" office:value="0.534090909090909">
            <text:p>0.5340909091</text:p>
          </table:table-cell>
          <table:table-cell office:value-type="float" office:value="0.0404529449423816">
            <text:p>0.0404529449</text:p>
          </table:table-cell>
          <table:table-cell office:value-type="float" office:value="0.133849557522124">
            <text:p>0.1338495575</text:p>
          </table:table-cell>
          <table:table-cell office:value-type="float" office:value="3.42841425619835">
            <text:p>3.4284142562</text:p>
          </table:table-cell>
          <table:table-cell office:value-type="float" office:value="1.14479273117718">
            <text:p>1.1447927312</text:p>
          </table:table-cell>
          <table:table-cell office:value-type="float" office:value="1.50358823126322">
            <text:p>1.5035882313</text:p>
          </table:table-cell>
          <table:table-cell office:value-type="float" office:value="1.61973752958355">
            <text:p>1.6197375296</text:p>
          </table:table-cell>
          <table:table-cell office:value-type="float" office:value="17.4789361735953">
            <text:p>17.4789361736</text:p>
          </table:table-cell>
          <table:table-cell office:value-type="float" office:value="5.51787362936839">
            <text:p>5.517873629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5">
            <text:p>75</text:p>
          </table:table-cell>
          <table:table-cell office:value-type="float" office:value="704">
            <text:p>704</text:p>
          </table:table-cell>
          <table:table-cell office:value-type="float" office:value="3476">
            <text:p>3476</text:p>
          </table:table-cell>
          <table:table-cell office:value-type="float" office:value="9480">
            <text:p>9480</text:p>
          </table:table-cell>
          <table:table-cell office:value-type="float" office:value="374">
            <text:p>374</text:p>
          </table:table-cell>
          <table:table-cell office:value-type="float" office:value="313.5">
            <text:p>313.5</text:p>
          </table:table-cell>
          <table:table-cell office:value-type="float" office:value="855">
            <text:p>855</text:p>
          </table:table-cell>
          <table:table-cell office:value-type="float" office:value="0.53125">
            <text:p>0.53125</text:p>
          </table:table-cell>
          <table:table-cell table:number-columns-repeated="2" office:value-type="float" office:value="0.0901898734177215">
            <text:p>0.0901898734</text:p>
          </table:table-cell>
          <table:table-cell office:value-type="float" office:value="3.4125390625">
            <text:p>3.4125390625</text:p>
          </table:table-cell>
          <table:table-cell table:number-columns-repeated="2" office:value-type="float" office:value="1.33160761496555">
            <text:p>1.331607615</text:p>
          </table:table-cell>
          <table:table-cell office:value-type="float" office:value="1.62678377379716">
            <text:p>1.6267837738</text:p>
          </table:table-cell>
          <table:table-cell table:number-columns-repeated="2" office:value-type="float" office:value="8.0270077004711">
            <text:p>8.0270077005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2">
            <text:p>72</text:p>
          </table:table-cell>
          <table:table-cell office:value-type="float" office:value="1540">
            <text:p>1540</text:p>
          </table:table-cell>
          <table:table-cell office:value-type="float" office:value="3960">
            <text:p>3960</text:p>
          </table:table-cell>
          <table:table-cell office:value-type="float" office:value="10800">
            <text:p>10800</text:p>
          </table:table-cell>
          <table:table-cell office:value-type="float" office:value="495">
            <text:p>495</text:p>
          </table:table-cell>
          <table:table-cell office:value-type="float" office:value="376.75">
            <text:p>376.75</text:p>
          </table:table-cell>
          <table:table-cell office:value-type="float" office:value="1027.625">
            <text:p>1027.625</text:p>
          </table:table-cell>
          <table:table-cell office:value-type="float" office:value="0.321428571428571">
            <text:p>0.3214285714</text:p>
          </table:table-cell>
          <table:table-cell office:value-type="float" office:value="0.0951388888888889">
            <text:p>0.0951388889</text:p>
          </table:table-cell>
          <table:table-cell office:value-type="float" office:value="0.095150462962963">
            <text:p>0.095150463</text:p>
          </table:table-cell>
          <table:table-cell office:value-type="float" office:value="2.3275">
            <text:p>2.3275</text:p>
          </table:table-cell>
          <table:table-cell office:value-type="float" office:value="1.35072687114198">
            <text:p>1.3507268711</text:p>
          </table:table-cell>
          <table:table-cell office:value-type="float" office:value="1.35077169715042">
            <text:p>1.3507716972</text:p>
          </table:table-cell>
          <table:table-cell office:value-type="float" office:value="2.48695317275598">
            <text:p>2.4869531728</text:p>
          </table:table-cell>
          <table:table-cell office:value-type="float" office:value="7.62695940771433">
            <text:p>7.6269594077</text:p>
          </table:table-cell>
          <table:table-cell office:value-type="float" office:value="7.62607257507371">
            <text:p>7.626072575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  <table:table-cell office:value-type="float" office:value="2314">
            <text:p>2314</text:p>
          </table:table-cell>
          <table:table-cell office:value-type="float" office:value="4760">
            <text:p>4760</text:p>
          </table:table-cell>
          <table:table-cell office:value-type="float" office:value="12600">
            <text:p>12600</text:p>
          </table:table-cell>
          <table:table-cell office:value-type="float" office:value="217.75">
            <text:p>217.75</text:p>
          </table:table-cell>
          <table:table-cell office:value-type="float" office:value="527">
            <text:p>527</text:p>
          </table:table-cell>
          <table:table-cell office:value-type="float" office:value="1116.375">
            <text:p>1116.375</text:p>
          </table:table-cell>
          <table:table-cell office:value-type="float" office:value="0.0941011235955056">
            <text:p>0.0941011236</text:p>
          </table:table-cell>
          <table:table-cell office:value-type="float" office:value="0.110714285714286">
            <text:p>0.1107142857</text:p>
          </table:table-cell>
          <table:table-cell office:value-type="float" office:value="0.0886011904761905">
            <text:p>0.0886011905</text:p>
          </table:table-cell>
          <table:table-cell office:value-type="float" office:value="1.34670977464967">
            <text:p>1.3467097746</text:p>
          </table:table-cell>
          <table:table-cell office:value-type="float" office:value="1.411525">
            <text:p>1.411525</text:p>
          </table:table-cell>
          <table:table-cell office:value-type="float" office:value="1.32549050173611">
            <text:p>1.3254905017</text:p>
          </table:table-cell>
          <table:table-cell office:value-type="float" office:value="7.70736152733229">
            <text:p>7.7073615273</text:p>
          </table:table-cell>
          <table:table-cell office:value-type="float" office:value="6.6011936870869">
            <text:p>6.6011936871</text:p>
          </table:table-cell>
          <table:table-cell office:value-type="float" office:value="8.16489702687699">
            <text:p>8.164897026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2385">
            <text:p>2385</text:p>
          </table:table-cell>
          <table:table-cell office:value-type="float" office:value="4472">
            <text:p>4472</text:p>
          </table:table-cell>
          <table:table-cell office:value-type="float" office:value="14220">
            <text:p>14220</text:p>
          </table:table-cell>
          <table:table-cell office:value-type="float" office:value="143.625">
            <text:p>143.625</text:p>
          </table:table-cell>
          <table:table-cell office:value-type="float" office:value="323.125">
            <text:p>323.125</text:p>
          </table:table-cell>
          <table:table-cell office:value-type="float" office:value="1282.5">
            <text:p>1282.5</text:p>
          </table:table-cell>
          <table:table-cell office:value-type="float" office:value="0.0602201257861635">
            <text:p>0.0602201258</text:p>
          </table:table-cell>
          <table:table-cell office:value-type="float" office:value="0.0722551431127013">
            <text:p>0.0722551431</text:p>
          </table:table-cell>
          <table:table-cell office:value-type="float" office:value="0.0901898734177215">
            <text:p>0.0901898734</text:p>
          </table:table-cell>
          <table:table-cell office:value-type="float" office:value="1.21787830880899">
            <text:p>1.2178783088</text:p>
          </table:table-cell>
          <table:table-cell office:value-type="float" office:value="1.26312578007868">
            <text:p>1.2631257801</text:p>
          </table:table-cell>
          <table:table-cell office:value-type="float" office:value="1.33160761496555">
            <text:p>1.331607615</text:p>
          </table:table-cell>
          <table:table-cell office:value-type="float" office:value="11.8534207662187">
            <text:p>11.8534207662</text:p>
          </table:table-cell>
          <table:table-cell office:value-type="float" office:value="9.93559391022935">
            <text:p>9.9355939102</text:p>
          </table:table-cell>
          <table:table-cell office:value-type="float" office:value="8.0270077004711">
            <text:p>8.027007700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2283">
            <text:p>2283</text:p>
          </table:table-cell>
          <table:table-cell office:value-type="float" office:value="4520">
            <text:p>4520</text:p>
          </table:table-cell>
          <table:table-cell office:value-type="float" office:value="16200">
            <text:p>16200</text:p>
          </table:table-cell>
          <table:table-cell office:value-type="float" office:value="111.25">
            <text:p>111.25</text:p>
          </table:table-cell>
          <table:table-cell office:value-type="float" office:value="144.25">
            <text:p>144.25</text:p>
          </table:table-cell>
          <table:table-cell office:value-type="float" office:value="1326.5">
            <text:p>1326.5</text:p>
          </table:table-cell>
          <table:table-cell office:value-type="float" office:value="0.0487297415681121">
            <text:p>0.0487297416</text:p>
          </table:table-cell>
          <table:table-cell office:value-type="float" office:value="0.0319137168141593">
            <text:p>0.0319137168</text:p>
          </table:table-cell>
          <table:table-cell office:value-type="float" office:value="0.0818827160493827">
            <text:p>0.081882716</text:p>
          </table:table-cell>
          <table:table-cell office:value-type="float" office:value="1.17520828740645">
            <text:p>1.1752082874</text:p>
          </table:table-cell>
          <table:table-cell office:value-type="float" office:value="1.11369424007851">
            <text:p>1.1136942401</text:p>
          </table:table-cell>
          <table:table-cell office:value-type="float" office:value="1.29973087338058">
            <text:p>1.2997308734</text:p>
          </table:table-cell>
          <table:table-cell office:value-type="float" office:value="14.5681401104876">
            <text:p>14.5681401105</text:p>
          </table:table-cell>
          <table:table-cell office:value-type="float" office:value="22.0641715361841">
            <text:p>22.0641715362</text:p>
          </table:table-cell>
          <table:table-cell office:value-type="float" office:value="8.80715000276481">
            <text:p>8.807150002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2835">
            <text:p>2835</text:p>
          </table:table-cell>
          <table:table-cell office:value-type="float" office:value="5258">
            <text:p>5258</text:p>
          </table:table-cell>
          <table:table-cell office:value-type="float" office:value="18900">
            <text:p>18900</text:p>
          </table:table-cell>
          <table:table-cell office:value-type="float" office:value="110.75">
            <text:p>110.75</text:p>
          </table:table-cell>
          <table:table-cell office:value-type="float" office:value="221.875">
            <text:p>221.875</text:p>
          </table:table-cell>
          <table:table-cell office:value-type="float" office:value="884.875">
            <text:p>884.875</text:p>
          </table:table-cell>
          <table:table-cell office:value-type="float" office:value="0.0390652557319224">
            <text:p>0.0390652557</text:p>
          </table:table-cell>
          <table:table-cell office:value-type="float" office:value="0.0421976036515785">
            <text:p>0.0421976037</text:p>
          </table:table-cell>
          <table:table-cell office:value-type="float" office:value="0.0468187830687831">
            <text:p>0.0468187831</text:p>
          </table:table-cell>
          <table:table-cell office:value-type="float" office:value="1.13971953970431">
            <text:p>1.1397195397</text:p>
          </table:table-cell>
          <table:table-cell office:value-type="float" office:value="1.15118166277824">
            <text:p>1.1511816628</text:p>
          </table:table-cell>
          <table:table-cell office:value-type="float" office:value="1.1681620576989">
            <text:p>1.1681620577</text:p>
          </table:table-cell>
          <table:table-cell office:value-type="float" office:value="18.0876761961439">
            <text:p>18.0876761961</text:p>
          </table:table-cell>
          <table:table-cell office:value-type="float" office:value="16.7704076636682">
            <text:p>16.7704076637</text:p>
          </table:table-cell>
          <table:table-cell office:value-type="float" office:value="15.148826003751">
            <text:p>15.1488260038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2899">
            <text:p>2899</text:p>
          </table:table-cell>
          <table:table-cell office:value-type="float" office:value="6192">
            <text:p>6192</text:p>
          </table:table-cell>
          <table:table-cell office:value-type="float" office:value="13131">
            <text:p>13131</text:p>
          </table:table-cell>
          <table:table-cell office:value-type="float" office:value="52">
            <text:p>52</text:p>
          </table:table-cell>
          <table:table-cell office:value-type="float" office:value="118.75">
            <text:p>118.75</text:p>
          </table:table-cell>
          <table:table-cell office:value-type="float" office:value="-259.625">
            <text:p>-259.625</text:p>
          </table:table-cell>
          <table:table-cell office:value-type="float" office:value="0.0179372197309417">
            <text:p>0.0179372197</text:p>
          </table:table-cell>
          <table:table-cell office:value-type="float" office:value="0.0191779715762274">
            <text:p>0.0191779716</text:p>
          </table:table-cell>
          <table:table-cell office:value-type="float" office:value="-0.0197719137917904">
            <text:p>-0.0197719138</text:p>
          </table:table-cell>
          <table:table-cell office:value-type="float" office:value="1.06341088700758">
            <text:p>1.063410887</text:p>
          </table:table-cell>
          <table:table-cell office:value-type="float" office:value="1.0678437779206">
            <text:p>1.0678437779</text:p>
          </table:table-cell>
          <table:table-cell office:value-type="float" office:value="0.931564521735714">
            <text:p>0.93156452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2938">
            <text:p>2938</text:p>
          </table:table-cell>
          <table:table-cell office:value-type="float" office:value="5889">
            <text:p>5889</text:p>
          </table:table-cell>
          <table:table-cell office:value-type="float" office:value="12240">
            <text:p>12240</text:p>
          </table:table-cell>
          <table:table-cell office:value-type="float" office:value="-26">
            <text:p>-26</text:p>
          </table:table-cell>
          <table:table-cell office:value-type="float" office:value="214.666666666667">
            <text:p>214.6666666667</text:p>
          </table:table-cell>
          <table:table-cell office:value-type="float" office:value="-231.428571428571">
            <text:p>-231.4285714286</text:p>
          </table:table-cell>
          <table:table-cell office:value-type="float" office:value="-0.00884955752212389">
            <text:p>-0.0088495575</text:p>
          </table:table-cell>
          <table:table-cell office:value-type="float" office:value="0.0364521424124073">
            <text:p>0.0364521424</text:p>
          </table:table-cell>
          <table:table-cell office:value-type="float" office:value="-0.0189075630252101">
            <text:p>-0.018907563</text:p>
          </table:table-cell>
          <table:table-cell office:value-type="float" office:value="0.969180045422508">
            <text:p>0.9691800454</text:p>
          </table:table-cell>
          <table:table-cell office:value-type="float" office:value="1.13018686546888">
            <text:p>1.1301868655</text:p>
          </table:table-cell>
          <table:table-cell office:value-type="float" office:value="0.934524221453287">
            <text:p>0.9345242215</text:p>
          </table:table-cell>
          <table:table-cell office:value-type="float" office:value="0">
            <text:p>0</text:p>
          </table:table-cell>
          <table:table-cell office:value-type="float" office:value="19.3597714433835">
            <text:p>19.35977144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136">
            <text:p>136</text:p>
          </table:table-cell>
          <table:table-cell office:value-type="float" office:value="70">
            <text:p>70</text:p>
          </table:table-cell>
          <table:table-cell office:value-type="float" office:value="2923">
            <text:p>2923</text:p>
          </table:table-cell>
          <table:table-cell office:value-type="float" office:value="5634">
            <text:p>5634</text:p>
          </table:table-cell>
          <table:table-cell office:value-type="float" office:value="13492">
            <text:p>13492</text:p>
          </table:table-cell>
          <table:table-cell office:value-type="float" office:value="-82.3333333333333">
            <text:p>-82.3333333333</text:p>
          </table:table-cell>
          <table:table-cell office:value-type="float" office:value="213.4">
            <text:p>213.4</text:p>
          </table:table-cell>
          <table:table-cell office:value-type="float" office:value="-600">
            <text:p>-600</text:p>
          </table:table-cell>
          <table:table-cell office:value-type="float" office:value="-0.0281674079142434">
            <text:p>-0.0281674079</text:p>
          </table:table-cell>
          <table:table-cell office:value-type="float" office:value="0.0378771742988995">
            <text:p>0.0378771743</text:p>
          </table:table-cell>
          <table:table-cell office:value-type="float" office:value="-0.0444707975096353">
            <text:p>-0.0444707975</text:p>
          </table:table-cell>
          <table:table-cell office:value-type="float" office:value="0.902969141922619">
            <text:p>0.9029691419</text:p>
          </table:table-cell>
          <table:table-cell office:value-type="float" office:value="1.13538208349857">
            <text:p>1.1353820835</text:p>
          </table:table-cell>
          <table:table-cell office:value-type="float" office:value="0.848228406305316">
            <text:p>0.8482284063</text:p>
          </table:table-cell>
          <table:table-cell office:value-type="float" office:value="-24.2599041067493">
            <text:p>-24.2599041067</text:p>
          </table:table-cell>
          <table:table-cell office:value-type="float" office:value="18.6442912998625">
            <text:p>18.6442912999</text:p>
          </table:table-cell>
          <table:table-cell office:value-type="float" office:value="-15.2373684977937">
            <text:p>-15.237368497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4">
            <text:p>4</text:p>
          </table:table-cell>
          <table:table-cell office:value-type="float" office:value="178">
            <text:p>178</text:p>
          </table:table-cell>
          <table:table-cell office:value-type="float" office:value="140">
            <text:p>140</text:p>
          </table:table-cell>
          <table:table-cell office:value-type="float" office:value="113">
            <text:p>113</text:p>
          </table:table-cell>
          <table:table-cell office:value-type="float" office:value="2899">
            <text:p>2899</text:p>
          </table:table-cell>
          <table:table-cell office:value-type="float" office:value="5755">
            <text:p>5755</text:p>
          </table:table-cell>
          <table:table-cell office:value-type="float" office:value="13379">
            <text:p>13379</text:p>
          </table:table-cell>
          <table:table-cell office:value-type="float" office:value="-189.8">
            <text:p>-189.8</text:p>
          </table:table-cell>
          <table:table-cell office:value-type="float" office:value="39.4">
            <text:p>39.4</text:p>
          </table:table-cell>
          <table:table-cell office:value-type="float" office:value="-1260">
            <text:p>-1260</text:p>
          </table:table-cell>
          <table:table-cell office:value-type="float" office:value="-0.0654708520179372">
            <text:p>-0.065470852</text:p>
          </table:table-cell>
          <table:table-cell office:value-type="float" office:value="0.00684622067767159">
            <text:p>0.0068462207</text:p>
          </table:table-cell>
          <table:table-cell office:value-type="float" office:value="-0.0941774422602586">
            <text:p>-0.0941774423</text:p>
          </table:table-cell>
          <table:table-cell office:value-type="float" office:value="0.779253425566571">
            <text:p>0.7792534256</text:p>
          </table:table-cell>
          <table:table-cell office:value-type="float" office:value="1.02405363901748">
            <text:p>1.024053639</text:p>
          </table:table-cell>
          <table:table-cell office:value-type="float" office:value="0.687762957725236">
            <text:p>0.6877629577</text:p>
          </table:table-cell>
          <table:table-cell office:value-type="float" office:value="-10.2366265289548">
            <text:p>-10.236626529</text:p>
          </table:table-cell>
          <table:table-cell office:value-type="float" office:value="0">
            <text:p>0</text:p>
          </table:table-cell>
          <table:table-cell office:value-type="float" office:value="-7.00772676950719">
            <text:p>-7.007726769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24">
            <text:p>224</text:p>
          </table:table-cell>
          <table:table-cell office:value-type="float" office:value="158">
            <text:p>158</text:p>
          </table:table-cell>
          <table:table-cell office:value-type="float" office:value="2730">
            <text:p>2730</text:p>
          </table:table-cell>
          <table:table-cell office:value-type="float" office:value="5788">
            <text:p>5788</text:p>
          </table:table-cell>
          <table:table-cell office:value-type="float" office:value="13187">
            <text:p>13187</text:p>
          </table:table-cell>
          <table:table-cell office:value-type="float" office:value="-42.25">
            <text:p>-42.25</text:p>
          </table:table-cell>
          <table:table-cell office:value-type="float" office:value="-358.5">
            <text:p>-358.5</text:p>
          </table:table-cell>
          <table:table-cell office:value-type="float" office:value="0">
            <text:p>0</text:p>
          </table:table-cell>
          <table:table-cell office:value-type="float" office:value="-0.0154761904761905">
            <text:p>-0.0154761905</text:p>
          </table:table-cell>
          <table:table-cell office:value-type="float" office:value="-0.0619384934346925">
            <text:p>-0.0619384934</text:p>
          </table:table-cell>
          <table:table-cell office:value-type="float" office:value="0">
            <text:p>0</text:p>
          </table:table-cell>
          <table:table-cell office:value-type="float" office:value="0.946302777777778">
            <text:p>0.9463027778</text:p>
          </table:table-cell>
          <table:table-cell office:value-type="float" office:value="0.790734571837737">
            <text:p>0.7907345718</text:p>
          </table:table-cell>
          <table:table-cell office:value-type="float" office:value="1.11">
            <text:p>1.11</text:p>
          </table:table-cell>
          <table:table-cell office:value-type="float" office:value="0">
            <text:p>0</text:p>
          </table:table-cell>
          <table:table-cell office:value-type="float" office:value="-10.8406284217579">
            <text:p>-10.8406284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5">
            <text:p>5</text:p>
          </table:table-cell>
          <table:table-cell office:value-type="float" office:value="248">
            <text:p>248</text:p>
          </table:table-cell>
          <table:table-cell office:value-type="float" office:value="207">
            <text:p>207</text:p>
          </table:table-cell>
          <table:table-cell office:value-type="float" office:value="180">
            <text:p>180</text:p>
          </table:table-cell>
          <table:table-cell office:value-type="float" office:value="2632">
            <text:p>2632</text:p>
          </table:table-cell>
          <table:table-cell office:value-type="float" office:value="5830">
            <text:p>5830</text:p>
          </table:table-cell>
          <table:table-cell office:value-type="float" office:value="13576">
            <text:p>13576</text:p>
          </table:table-cell>
          <table:table-cell table:number-columns-repeated="6"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5">
            <text:p>5</text:p>
          </table:table-cell>
          <table:table-cell office:value-type="float" office:value="283">
            <text:p>283</text:p>
          </table:table-cell>
          <table:table-cell table:number-columns-repeated="2" office:value-type="float" office:value="210">
            <text:p>210</text:p>
          </table:table-cell>
          <table:table-cell office:value-type="float" office:value="2538">
            <text:p>2538</text:p>
          </table:table-cell>
          <table:table-cell office:value-type="float" office:value="5720">
            <text:p>5720</text:p>
          </table:table-cell>
          <table:table-cell office:value-type="float" office:value="13976">
            <text:p>13976</text:p>
          </table:table-cell>
          <table:table-cell table:number-columns-repeated="6"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83">
            <text:p>0.83</text:p>
          </table:table-cell>
          <table:table-cell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7.5">
            <text:p>17.5</text:p>
          </table:table-cell>
          <table:table-cell office:value-type="float" office:value="1209.25">
            <text:p>1209.25</text:p>
          </table:table-cell>
          <table:table-cell office:value-type="float" office:value="10403">
            <text:p>10403</text:p>
          </table:table-cell>
          <table:table-cell office:value-type="float" office:value="11.62">
            <text:p>11.62</text:p>
          </table:table-cell>
          <table:table-cell table:number-columns-repeated="3"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172">
            <text:p>172</text:p>
          </table:table-cell>
          <table:table-cell office:value-type="float" office:value="142">
            <text:p>142</text:p>
          </table:table-cell>
          <table:table-cell office:value-type="float" office:value="2448">
            <text:p>2448</text:p>
          </table:table-cell>
          <table:table-cell office:value-type="float" office:value="5921">
            <text:p>5921</text:p>
          </table:table-cell>
          <table:table-cell office:value-type="float" office:value="14388">
            <text:p>14388</text:p>
          </table:table-cell>
          <table:table-cell table:number-columns-repeated="6"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1.23">
            <text:p>1.23</text:p>
          </table:table-cell>
          <table:table-cell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18.3333333333333">
            <text:p>18.3333333333</text:p>
          </table:table-cell>
          <table:table-cell office:value-type="float" office:value="1281.33333333333">
            <text:p>1281.3333333333</text:p>
          </table:table-cell>
          <table:table-cell office:value-type="float" office:value="10149.6666666667">
            <text:p>10149.6666666667</text:p>
          </table:table-cell>
          <table:table-cell office:value-type="float" office:value="11.9833333333333">
            <text:p>11.98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226">
            <text:p>226</text:p>
          </table:table-cell>
          <table:table-cell table:number-columns-repeated="2" office:value-type="float" office:value="136">
            <text:p>136</text:p>
          </table:table-cell>
          <table:table-cell office:value-type="float" office:value="2360">
            <text:p>2360</text:p>
          </table:table-cell>
          <table:table-cell office:value-type="float" office:value="6071">
            <text:p>6071</text:p>
          </table:table-cell>
          <table:table-cell office:value-type="float" office:value="14811">
            <text:p>14811</text:p>
          </table:table-cell>
          <table:table-cell table:number-columns-repeated="6"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1.14">
            <text:p>1.14</text:p>
          </table:table-cell>
          <table:table-cell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3" table:default-cell-style-name="Default"/>
        <table:table-column table:style-name="co20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0.88">
            <text:p>0.88</text:p>
          </table:table-cell>
          <table:table-cell office:value-type="float" office:value="1.11">
            <text:p>1.11</text:p>
          </table:table-cell>
          <table:table-cell office:value-type="float" office:value="1.14">
            <text:p>1.14</text:p>
          </table:table-cell>
          <table:table-cell office:value-type="float" office:value="-19">
            <text:p>-19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3.8">
            <text:p>3.8</text:p>
          </table:table-cell>
          <table:table-cell office:value-type="float" office:value="1398">
            <text:p>1398</text:p>
          </table:table-cell>
          <table:table-cell office:value-type="float" office:value="1591">
            <text:p>1591</text:p>
          </table:table-cell>
          <table:table-cell office:value-type="float" office:value="2310">
            <text:p>23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1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16:44.61</dc:date>
    <dc:creator>Liam Widdess</dc:creator>
    <meta:editing-duration>P2DT3H30M59S</meta:editing-duration>
    <meta:editing-cycles>185</meta:editing-cycles>
    <meta:generator>OpenOffice/4.1.7$Win32 OpenOffice.org_project/417m1$Build-9800</meta:generator>
    <meta:document-statistic meta:table-count="8" meta:cell-count="669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845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5">
                <text:p>10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8">
                <text:p>9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2">
                <text:p>11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4">
                <text:p>13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5">
                <text:p>165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2">
                <text:p>202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5">
                <text:p>235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5">
                <text:p>355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410">
                <text:p>410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85">
                <text:p>485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32">
                <text:p>532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73">
                <text:p>673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725">
                <text:p>725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21">
                <text:p>821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840">
                <text:p>840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1049">
                <text:p>1049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082">
                <text:p>1082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5">
                <text:p>1175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12">
                <text:p>612</text:p>
              </table:table-cell>
              <table:table-cell office:value-type="float" office:value="1374">
                <text:p>1374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792">
                <text:p>792</text:p>
              </table:table-cell>
              <table:table-cell office:value-type="float" office:value="1498">
                <text:p>1498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838">
                <text:p>838</text:p>
              </table:table-cell>
              <table:table-cell office:value-type="float" office:value="1564">
                <text:p>1564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84">
                <text:p>884</text:p>
              </table:table-cell>
              <table:table-cell office:value-type="float" office:value="1767">
                <text:p>1767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88">
                <text:p>888</text:p>
              </table:table-cell>
              <table:table-cell office:value-type="float" office:value="1776">
                <text:p>1776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920">
                <text:p>920</text:p>
              </table:table-cell>
              <table:table-cell office:value-type="float" office:value="1869">
                <text:p>1869</text:p>
              </table:table-cell>
              <table:table-cell office:value-type="float" office:value="4331">
                <text:p>4331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96">
                <text:p>996</text:p>
              </table:table-cell>
              <table:table-cell office:value-type="float" office:value="1882">
                <text:p>1882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58">
                <text:p>1258</text:p>
              </table:table-cell>
              <table:table-cell office:value-type="float" office:value="2226">
                <text:p>2226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208">
                <text:p>1208</text:p>
              </table:table-cell>
              <table:table-cell office:value-type="float" office:value="2299">
                <text:p>2299</text:p>
              </table:table-cell>
              <table:table-cell office:value-type="float" office:value="4257">
                <text:p>425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366">
                <text:p>1366</text:p>
              </table:table-cell>
              <table:table-cell office:value-type="float" office:value="2415">
                <text:p>2415</text:p>
              </table:table-cell>
              <table:table-cell office:value-type="float" office:value="4019">
                <text:p>4019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366">
                <text:p>1366</text:p>
              </table:table-cell>
              <table:table-cell office:value-type="float" office:value="2285">
                <text:p>2285</text:p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416">
                <text:p>1416</text:p>
              </table:table-cell>
              <table:table-cell office:value-type="float" office:value="2148">
                <text:p>2148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364">
                <text:p>1364</text:p>
              </table:table-cell>
              <table:table-cell office:value-type="float" office:value="2364">
                <text:p>2364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166">
                <text:p>1166</text:p>
              </table:table-cell>
              <table:table-cell office:value-type="float" office:value="2405">
                <text:p>2405</text:p>
              </table:table-cell>
              <table:table-cell office:value-type="float" office:value="3785">
                <text:p>378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34">
                <text:p>1034</text:p>
              </table:table-cell>
              <table:table-cell office:value-type="float" office:value="2325">
                <text:p>2325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298">
                <text:p>1298</text:p>
              </table:table-cell>
              <table:table-cell office:value-type="float" office:value="2464">
                <text:p>2464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364">
                <text:p>1364</text:p>
              </table:table-cell>
              <table:table-cell office:value-type="float" office:value="2618">
                <text:p>2618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166">
                <text:p>1166</text:p>
              </table:table-cell>
              <table:table-cell office:value-type="float" office:value="2468">
                <text:p>2468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34">
                <text:p>1034</text:p>
              </table:table-cell>
              <table:table-cell office:value-type="float" office:value="2116">
                <text:p>2116</text:p>
              </table:table-cell>
              <table:table-cell office:value-type="float" office:value="5220">
                <text:p>5220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298">
                <text:p>1298</text:p>
              </table:table-cell>
              <table:table-cell office:value-type="float" office:value="2124">
                <text:p>2124</text:p>
              </table:table-cell>
              <table:table-cell office:value-type="float" office:value="5580">
                <text:p>5580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792">
                <text:p>792</text:p>
              </table:table-cell>
              <table:table-cell office:value-type="float" office:value="1935">
                <text:p>1935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540">
                <text:p>540</text:p>
              </table:table-cell>
              <table:table-cell office:value-type="float" office:value="1843">
                <text:p>1843</text:p>
              </table:table-cell>
              <table:table-cell office:value-type="float" office:value="4788">
                <text:p>4788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78">
                <text:p>378</text:p>
              </table:table-cell>
              <table:table-cell office:value-type="float" office:value="1944">
                <text:p>1944</text:p>
              </table:table-cell>
              <table:table-cell office:value-type="float" office:value="5310">
                <text:p>5310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396">
                <text:p>396</text:p>
              </table:table-cell>
              <table:table-cell office:value-type="float" office:value="1920">
                <text:p>1920</text:p>
              </table:table-cell>
              <table:table-cell office:value-type="float" office:value="6750">
                <text:p>6750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576">
                <text:p>576</text:p>
              </table:table-cell>
              <table:table-cell office:value-type="float" office:value="1650">
                <text:p>1650</text:p>
              </table:table-cell>
              <table:table-cell office:value-type="float" office:value="6750">
                <text:p>6750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660">
                <text:p>660</text:p>
              </table:table-cell>
              <table:table-cell office:value-type="float" office:value="1938">
                <text:p>1938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462">
                <text:p>462</text:p>
              </table:table-cell>
              <table:table-cell office:value-type="float" office:value="2314">
                <text:p>2314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484">
                <text:p>484</text:p>
              </table:table-cell>
              <table:table-cell office:value-type="float" office:value="2420">
                <text:p>2420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660">
                <text:p>660</text:p>
              </table:table-cell>
              <table:table-cell office:value-type="float" office:value="2565">
                <text:p>2565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62">
                <text:p>462</text:p>
              </table:table-cell>
              <table:table-cell office:value-type="float" office:value="2992">
                <text:p>2992</text:p>
              </table:table-cell>
              <table:table-cell office:value-type="float" office:value="7560">
                <text:p>7560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84">
                <text:p>484</text:p>
              </table:table-cell>
              <table:table-cell office:value-type="float" office:value="3124">
                <text:p>3124</text:p>
              </table:table-cell>
              <table:table-cell office:value-type="float" office:value="6780">
                <text:p>6780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704">
                <text:p>704</text:p>
              </table:table-cell>
              <table:table-cell office:value-type="float" office:value="3476">
                <text:p>3476</text:p>
              </table:table-cell>
              <table:table-cell office:value-type="float" office:value="9480">
                <text:p>9480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540">
                <text:p>1540</text:p>
              </table:table-cell>
              <table:table-cell office:value-type="float" office:value="3960">
                <text:p>3960</text:p>
              </table:table-cell>
              <table:table-cell office:value-type="float" office:value="10800">
                <text:p>10800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2314">
                <text:p>2314</text:p>
              </table:table-cell>
              <table:table-cell office:value-type="float" office:value="4760">
                <text:p>4760</text:p>
              </table:table-cell>
              <table:table-cell office:value-type="float" office:value="12600">
                <text:p>1260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2385">
                <text:p>2385</text:p>
              </table:table-cell>
              <table:table-cell office:value-type="float" office:value="4472">
                <text:p>4472</text:p>
              </table:table-cell>
              <table:table-cell office:value-type="float" office:value="14220">
                <text:p>14220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2283">
                <text:p>2283</text:p>
              </table:table-cell>
              <table:table-cell office:value-type="float" office:value="4520">
                <text:p>4520</text:p>
              </table:table-cell>
              <table:table-cell office:value-type="float" office:value="16200">
                <text:p>16200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2835">
                <text:p>2835</text:p>
              </table:table-cell>
              <table:table-cell office:value-type="float" office:value="5258">
                <text:p>5258</text:p>
              </table:table-cell>
              <table:table-cell office:value-type="float" office:value="18900">
                <text:p>1890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2899">
                <text:p>2899</text:p>
              </table:table-cell>
              <table:table-cell office:value-type="float" office:value="6192">
                <text:p>6192</text:p>
              </table:table-cell>
              <table:table-cell office:value-type="float" office:value="13131">
                <text:p>1313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2938">
                <text:p>2938</text:p>
              </table:table-cell>
              <table:table-cell office:value-type="float" office:value="5889">
                <text:p>5889</text:p>
              </table:table-cell>
              <table:table-cell office:value-type="float" office:value="12240">
                <text:p>12240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923">
                <text:p>2923</text:p>
              </table:table-cell>
              <table:table-cell office:value-type="float" office:value="5634">
                <text:p>5634</text:p>
              </table:table-cell>
              <table:table-cell office:value-type="float" office:value="13492">
                <text:p>1349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2899">
                <text:p>2899</text:p>
              </table:table-cell>
              <table:table-cell office:value-type="float" office:value="5755">
                <text:p>5755</text:p>
              </table:table-cell>
              <table:table-cell office:value-type="float" office:value="13379">
                <text:p>13379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2730">
                <text:p>2730</text:p>
              </table:table-cell>
              <table:table-cell office:value-type="float" office:value="5788">
                <text:p>5788</text:p>
              </table:table-cell>
              <table:table-cell office:value-type="float" office:value="13187">
                <text:p>1318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2632">
                <text:p>2632</text:p>
              </table:table-cell>
              <table:table-cell office:value-type="float" office:value="5830">
                <text:p>5830</text:p>
              </table:table-cell>
              <table:table-cell office:value-type="float" office:value="13576">
                <text:p>1357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2538">
                <text:p>2538</text:p>
              </table:table-cell>
              <table:table-cell office:value-type="float" office:value="5720">
                <text:p>5720</text:p>
              </table:table-cell>
              <table:table-cell office:value-type="float" office:value="13976">
                <text:p>13976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2448">
                <text:p>2448</text:p>
              </table:table-cell>
              <table:table-cell office:value-type="float" office:value="5921">
                <text:p>5921</text:p>
              </table:table-cell>
              <table:table-cell office:value-type="float" office:value="14388">
                <text:p>1438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2360">
                <text:p>2360</text:p>
              </table:table-cell>
              <table:table-cell office:value-type="float" office:value="6071">
                <text:p>6071</text:p>
              </table:table-cell>
              <table:table-cell office:value-type="float" office:value="14811">
                <text:p>14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5cm" svg:y="1.379cm" svg:width="31.003cm" svg:height="12.734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09.25">
                <text:p>1209.25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281.33333333333">
                <text:p>1281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28cm" svg:y="1.405cm" svg:width="30.871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833333333333">
                <text:p>11.9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106cm" svg:y="1.352cm" svg:width="31.33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1.06529902182335">
                <text:p>1.06529902182335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.09730277777778">
                <text:p>1.0973027777777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43265625">
                <text:p>1.4326562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09515625">
                <text:p>1.0951562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0994827634217">
                <text:p>1.0994827634217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4583124">
                <text:p>1.0458312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9781204">
                <text:p>1.5978120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9669421487603">
                <text:p>1.8966942148760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0711823595726">
                <text:p>1.80711823595726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7475215029425">
                <text:p>1.67475215029425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60378645110097">
                <text:p>1.60378645110097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97297366151101">
                <text:p>1.97297366151101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78837339102217">
                <text:p>1.78837339102217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823865447975">
                <text:p>1.13823865447975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.2884878159626">
                <text:p>2.2884878159626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2536954605468">
                <text:p>1.42536954605468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65523718073722">
                <text:p>1.65523718073722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98115589036869">
                <text:p>1.98115589036869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.076094140625">
                <text:p>2.076094140625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15156504594689">
                <text:p>1.15156504594689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33263901280319">
                <text:p>1.33263901280319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3857821457673">
                <text:p>1.23857821457673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71784178224629">
                <text:p>1.71784178224629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38639428115993">
                <text:p>1.38639428115993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2401254999804">
                <text:p>1.2240125499980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43243642724937">
                <text:p>1.43243642724937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01976934704975">
                <text:p>1.01976934704975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7723155044958">
                <text:p>1.27723155044958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0.928312453909231">
                <text:p>0.928312453909231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25088406931095">
                <text:p>1.25088406931095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24938696184074">
                <text:p>1.2493869618407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913548918294476">
                <text:p>0.91354891829447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0248767051793">
                <text:p>1.30248767051793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0.950697780014495">
                <text:p>0.950697780014495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2323929416788">
                <text:p>1.22323929416788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11274854761606">
                <text:p>1.1127485476160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07694618846109">
                <text:p>1.07694618846109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02620985299103">
                <text:p>1.0262098529910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19915289256198">
                <text:p>1.1991528925619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0.78890625">
                <text:p>0.78890625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0.854286188965341">
                <text:p>0.85428618896534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04480824475725">
                <text:p>1.04480824475725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02041508923743">
                <text:p>1.0204150892374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01356022159634">
                <text:p>1.0135602215963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0.677847397526842">
                <text:p>0.67784739752684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0.861699830627441">
                <text:p>0.861699830627441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0.868713444444444">
                <text:p>0.868713444444444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0.992333987380733">
                <text:p>0.99233398738073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22903713230653">
                <text:p>1.22903713230653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0.882959710743802">
                <text:p>0.88295971074380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0.992333987380733">
                <text:p>0.99233398738073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655628379109">
                <text:p>1.655628379109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4479273117718">
                <text:p>1.1447927311771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33160761496555">
                <text:p>1.33160761496555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35072687114198">
                <text:p>1.3507268711419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411525">
                <text:p>1.411525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26312578007868">
                <text:p>1.2631257800786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11369424007851">
                <text:p>1.11369424007851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15118166277824">
                <text:p>1.15118166277824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0678437779206">
                <text:p>1.067843777920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13018686546888">
                <text:p>1.1301868654688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13538208349857">
                <text:p>1.13538208349857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2405363901748">
                <text:p>1.0240536390174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0.790734571837737">
                <text:p>0.79073457183773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0403">
                <text:p>10403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0149.6666666667">
                <text:p>10149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